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family-generic="roman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Nimbus Mono L" fo:font-size="10pt" fo:letter-spacing="normal" officeooo:rsid="0254fd82" officeooo:paragraph-rsid="021b2648" style:font-name-asian="arial" style:font-size-asian="10pt" style:font-style-asian="normal" style:font-weight-asian="normal" style:font-size-complex="10pt"/>
    </style:style>
    <style:style style:name="P2" style:family="paragraph" style:parent-style-name="Preformatted_20_Text">
      <style:text-properties fo:font-variant="normal" fo:text-transform="none" fo:color="#000000" style:font-name="Nimbus Mono L" fo:font-size="10pt" fo:letter-spacing="normal" officeooo:rsid="0384a4c3" officeooo:paragraph-rsid="03880ce6" fo:background-color="#00cc33" style:font-name-asian="arial" style:font-size-asian="9pt" style:font-style-asian="normal" style:font-weight-asian="normal" style:font-size-complex="10pt" loext:padding="0cm" loext:border="none"/>
    </style:style>
    <style:style style:name="P3" style:family="paragraph" style:parent-style-name="Preformatted_20_Text">
      <style:text-properties fo:font-variant="normal" fo:text-transform="none" fo:color="#000000" fo:letter-spacing="normal" officeooo:rsid="016302c9" officeooo:paragraph-rsid="0291fd27" style:font-name-asian="arial" style:font-size-asian="9pt" style:font-style-asian="normal" style:font-weight-asian="normal"/>
    </style:style>
    <style:style style:name="P4" style:family="paragraph" style:parent-style-name="Preformatted_20_Text">
      <style:text-properties fo:font-variant="normal" fo:text-transform="none" fo:color="#000000" fo:letter-spacing="normal" officeooo:rsid="016302c9" officeooo:paragraph-rsid="033da620" style:font-name-asian="arial" style:font-size-asian="9pt" style:font-style-asian="normal" style:font-weight-asian="normal"/>
    </style:style>
    <style:style style:name="P5" style:family="paragraph" style:parent-style-name="Preformatted_20_Text">
      <style:text-properties fo:font-variant="normal" fo:text-transform="none" fo:color="#000000" fo:letter-spacing="normal" officeooo:rsid="016302c9" officeooo:paragraph-rsid="03525de7" style:font-name-asian="arial" style:font-size-asian="9pt" style:font-style-asian="normal" style:font-weight-asian="normal"/>
    </style:style>
    <style:style style:name="P6" style:family="paragraph" style:parent-style-name="Preformatted_20_Text">
      <style:text-properties fo:color="#000000" officeooo:rsid="001447a3" officeooo:paragraph-rsid="00155c34"/>
    </style:style>
    <style:style style:name="P7" style:family="paragraph" style:parent-style-name="Preformatted_20_Text">
      <style:text-properties fo:color="#000000" officeooo:rsid="001447a3" officeooo:paragraph-rsid="01956c97"/>
    </style:style>
    <style:style style:name="P8" style:family="paragraph" style:parent-style-name="Preformatted_20_Text">
      <style:text-properties fo:color="#000000" officeooo:rsid="001447a3" officeooo:paragraph-rsid="02913a47"/>
    </style:style>
    <style:style style:name="P9" style:family="paragraph" style:parent-style-name="Preformatted_20_Text">
      <style:text-properties fo:color="#000000" officeooo:rsid="001447a3" officeooo:paragraph-rsid="00423e0f"/>
    </style:style>
    <style:style style:name="P10" style:family="paragraph" style:parent-style-name="Preformatted_20_Text">
      <style:text-properties fo:color="#000000" officeooo:rsid="001447a3" officeooo:paragraph-rsid="00549b3a"/>
    </style:style>
    <style:style style:name="P11" style:family="paragraph" style:parent-style-name="Preformatted_20_Text">
      <style:text-properties fo:color="#000000" officeooo:rsid="001447a3" officeooo:paragraph-rsid="0058842e"/>
    </style:style>
    <style:style style:name="P12" style:family="paragraph" style:parent-style-name="Preformatted_20_Text">
      <style:text-properties fo:color="#000000" officeooo:rsid="001447a3" officeooo:paragraph-rsid="02ffc723"/>
    </style:style>
    <style:style style:name="P13" style:family="paragraph" style:parent-style-name="Preformatted_20_Text">
      <style:text-properties fo:color="#000000" officeooo:rsid="001447a3" officeooo:paragraph-rsid="021b2648"/>
    </style:style>
    <style:style style:name="P14" style:family="paragraph" style:parent-style-name="Preformatted_20_Text">
      <style:text-properties fo:color="#000000" officeooo:rsid="001447a3" officeooo:paragraph-rsid="033da620"/>
    </style:style>
    <style:style style:name="P15" style:family="paragraph" style:parent-style-name="Preformatted_20_Text">
      <style:text-properties fo:color="#000000" officeooo:rsid="001447a3" officeooo:paragraph-rsid="0340f220"/>
    </style:style>
    <style:style style:name="P16" style:family="paragraph" style:parent-style-name="Preformatted_20_Text">
      <style:text-properties fo:color="#000000" officeooo:rsid="001447a3" officeooo:paragraph-rsid="0345985b"/>
    </style:style>
    <style:style style:name="P17" style:family="paragraph" style:parent-style-name="Preformatted_20_Text">
      <style:text-properties fo:color="#000000" officeooo:rsid="001447a3" officeooo:paragraph-rsid="034db51d"/>
    </style:style>
    <style:style style:name="P18" style:family="paragraph" style:parent-style-name="Preformatted_20_Text">
      <style:text-properties fo:color="#000000" officeooo:rsid="001447a3" officeooo:paragraph-rsid="03765179"/>
    </style:style>
    <style:style style:name="P19" style:family="paragraph" style:parent-style-name="Preformatted_20_Text">
      <style:text-properties fo:color="#000000" officeooo:rsid="001447a3" officeooo:paragraph-rsid="03525de7"/>
    </style:style>
    <style:style style:name="P20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18a727c"/>
    </style:style>
    <style:style style:name="P21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22" style:family="paragraph" style:parent-style-name="Preformatted_20_Text">
      <style:text-properties fo:color="#000000" officeooo:rsid="01261e16" officeooo:paragraph-rsid="0358481a" style:font-size-asian="9pt" loext:padding="0cm" loext:border="none"/>
    </style:style>
    <style:style style:name="P23" style:family="paragraph" style:parent-style-name="Preformatted_20_Text">
      <style:text-properties fo:color="#000000" officeooo:rsid="01261e16" officeooo:paragraph-rsid="033e9ab0" style:font-size-asian="9pt" loext:padding="0cm" loext:border="none"/>
    </style:style>
    <style:style style:name="P24" style:family="paragraph" style:parent-style-name="Preformatted_20_Text">
      <style:text-properties fo:color="#000000" officeooo:rsid="001447a3" officeooo:paragraph-rsid="033da620" style:font-size-asian="9pt" loext:padding="0cm" loext:border="none"/>
    </style:style>
    <style:style style:name="P25" style:family="paragraph" style:parent-style-name="Preformatted_20_Text">
      <style:text-properties fo:color="#000000" officeooo:rsid="001447a3" officeooo:paragraph-rsid="035aa575" style:font-size-asian="9pt" loext:padding="0cm" loext:border="none"/>
    </style:style>
    <style:style style:name="P26" style:family="paragraph" style:parent-style-name="Preformatted_20_Text">
      <style:text-properties fo:color="#000000" officeooo:rsid="001447a3" officeooo:paragraph-rsid="03525de7" style:font-size-asian="9pt" loext:padding="0cm" loext:border="none"/>
    </style:style>
    <style:style style:name="P27" style:family="paragraph" style:parent-style-name="Preformatted_20_Text">
      <style:text-properties fo:color="#000000" officeooo:rsid="0384a4c3" officeooo:paragraph-rsid="0387c414" style:font-size-asian="9pt" loext:padding="0cm" loext:border="none"/>
    </style:style>
    <style:style style:name="P28" style:family="paragraph" style:parent-style-name="Preformatted_20_Text">
      <style:text-properties fo:color="#000000" officeooo:rsid="0384a4c3" officeooo:paragraph-rsid="0384a4c3" fo:background-color="#00cc33" style:font-size-asian="9pt" loext:padding="0cm" loext:border="none"/>
    </style:style>
    <style:style style:name="P29" style:family="paragraph" style:parent-style-name="Preformatted_20_Text">
      <style:text-properties fo:color="#000000" officeooo:rsid="0384a4c3" officeooo:paragraph-rsid="03880ce6" fo:background-color="#00cc33" style:font-size-asian="9pt" loext:padding="0cm" loext:border="none"/>
    </style:style>
    <style:style style:name="P30" style:family="paragraph" style:parent-style-name="Preformatted_20_Text">
      <style:text-properties fo:color="#000000" officeooo:rsid="01261e16" officeooo:paragraph-rsid="03880ce6" fo:background-color="#00cc33" style:font-size-asian="9pt" loext:padding="0cm" loext:border="none"/>
    </style:style>
    <style:style style:name="P31" style:family="paragraph" style:parent-style-name="Standard">
      <style:text-properties fo:color="#000000" officeooo:rsid="001447a3" officeooo:paragraph-rsid="003bbfa4"/>
    </style:style>
    <style:style style:name="P32" style:family="paragraph" style:parent-style-name="Standard">
      <style:text-properties fo:color="#000000" officeooo:rsid="001447a3" officeooo:paragraph-rsid="033da620"/>
    </style:style>
    <style:style style:name="P33" style:family="paragraph" style:parent-style-name="Standard">
      <style:text-properties fo:color="#000000" officeooo:rsid="001447a3" officeooo:paragraph-rsid="03525de7"/>
    </style:style>
    <style:style style:name="P34" style:family="paragraph" style:parent-style-name="Standard">
      <style:text-properties fo:color="#000000" officeooo:rsid="001447a3" officeooo:paragraph-rsid="03984b72"/>
    </style:style>
    <style:style style:name="P35" style:family="paragraph" style:parent-style-name="Standard">
      <style:text-properties fo:color="#000000" officeooo:rsid="001447a3" officeooo:paragraph-rsid="039bf895"/>
    </style:style>
    <style:style style:name="P36" style:family="paragraph" style:parent-style-name="Standard">
      <style:text-properties fo:color="#000000" officeooo:rsid="001447a3" officeooo:paragraph-rsid="039f1cce"/>
    </style:style>
    <style:style style:name="P37" style:family="paragraph" style:parent-style-name="Standard">
      <style:text-properties fo:color="#000000" officeooo:rsid="001447a3" officeooo:paragraph-rsid="03a4ec8c"/>
    </style:style>
    <style:style style:name="P38" style:family="paragraph" style:parent-style-name="Standard">
      <style:text-properties fo:color="#000000" officeooo:rsid="001447a3" officeooo:paragraph-rsid="03a585d4"/>
    </style:style>
    <style:style style:name="P39" style:family="paragraph" style:parent-style-name="Standard">
      <style:text-properties fo:color="#000000" officeooo:rsid="001447a3" officeooo:paragraph-rsid="03a950fb"/>
    </style:style>
    <style:style style:name="P40" style:family="paragraph" style:parent-style-name="Preformatted_20_Text">
      <style:text-properties fo:color="#000000" officeooo:rsid="001447a3" officeooo:paragraph-rsid="0395cb95"/>
    </style:style>
    <style:style style:name="P41" style:family="paragraph" style:parent-style-name="Preformatted_20_Text">
      <style:text-properties fo:color="#000000" officeooo:rsid="001447a3" officeooo:paragraph-rsid="03984b72"/>
    </style:style>
    <style:style style:name="P42" style:family="paragraph" style:parent-style-name="Preformatted_20_Text">
      <style:text-properties fo:color="#000000" officeooo:rsid="001447a3" officeooo:paragraph-rsid="00566f22"/>
    </style:style>
    <style:style style:name="P43" style:family="paragraph" style:parent-style-name="Preformatted_20_Text">
      <style:text-properties fo:color="#000000" officeooo:rsid="001447a3" officeooo:paragraph-rsid="039bf895"/>
    </style:style>
    <style:style style:name="P44" style:family="paragraph" style:parent-style-name="Preformatted_20_Text">
      <style:text-properties fo:color="#000000" officeooo:rsid="001447a3" officeooo:paragraph-rsid="039f1cce"/>
    </style:style>
    <style:style style:name="P45" style:family="paragraph" style:parent-style-name="Preformatted_20_Text">
      <style:text-properties fo:color="#000000" officeooo:rsid="001447a3" officeooo:paragraph-rsid="03a04fce"/>
    </style:style>
    <style:style style:name="P46" style:family="paragraph" style:parent-style-name="Preformatted_20_Text">
      <style:text-properties fo:color="#000000" officeooo:rsid="001447a3" officeooo:paragraph-rsid="03a4ec8c"/>
    </style:style>
    <style:style style:name="P47" style:family="paragraph" style:parent-style-name="Preformatted_20_Text">
      <style:text-properties fo:color="#000000" officeooo:rsid="001447a3" officeooo:paragraph-rsid="03a585d4"/>
    </style:style>
    <style:style style:name="P48" style:family="paragraph" style:parent-style-name="Preformatted_20_Text">
      <style:text-properties fo:color="#000000" officeooo:rsid="001447a3" officeooo:paragraph-rsid="03a70c72"/>
    </style:style>
    <style:style style:name="P49" style:family="paragraph" style:parent-style-name="Preformatted_20_Text">
      <style:text-properties fo:color="#000000" officeooo:rsid="001447a3" officeooo:paragraph-rsid="03a950fb"/>
    </style:style>
    <style:style style:name="P50" style:family="paragraph" style:parent-style-name="Preformatted_20_Text">
      <style:text-properties fo:color="#000000" officeooo:rsid="001447a3" officeooo:paragraph-rsid="03aa3eea"/>
    </style:style>
    <style:style style:name="P51" style:family="paragraph" style:parent-style-name="Preformatted_20_Text">
      <style:text-properties fo:color="#000000" officeooo:rsid="001447a3" officeooo:paragraph-rsid="03aac4e2"/>
    </style:style>
    <style:style style:name="P52" style:family="paragraph" style:parent-style-name="Preformatted_20_Text">
      <style:text-properties fo:color="#000000" officeooo:rsid="001447a3" officeooo:paragraph-rsid="03ab157a"/>
    </style:style>
    <style:style style:name="P53" style:family="paragraph" style:parent-style-name="Preformatted_20_Text">
      <style:text-properties fo:color="#000000" officeooo:rsid="001447a3" officeooo:paragraph-rsid="03ab5441"/>
    </style:style>
    <style:style style:name="P54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984b72"/>
    </style:style>
    <style:style style:name="P55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9bf895"/>
    </style:style>
    <style:style style:name="P56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9f1cce"/>
    </style:style>
    <style:style style:name="P57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a950fb"/>
    </style:style>
    <style:style style:name="P58" style:family="paragraph" style:parent-style-name="Preformatted_20_Text">
      <style:text-properties fo:color="#000000" officeooo:rsid="01261e16" officeooo:paragraph-rsid="00ab972d" style:font-size-asian="9pt" loext:padding="0cm" loext:border="none"/>
    </style:style>
    <style:style style:name="P59" style:family="paragraph" style:parent-style-name="Preformatted_20_Text">
      <style:text-properties fo:color="#000000" officeooo:rsid="01261e16" officeooo:paragraph-rsid="03a4ec8c" style:font-size-asian="9pt" loext:padding="0cm" loext:border="none"/>
    </style:style>
    <style:style style:name="P60" style:family="paragraph" style:parent-style-name="Preformatted_20_Text">
      <style:text-properties fo:color="#000000" officeooo:rsid="01261e16" officeooo:paragraph-rsid="03a70c72" style:font-size-asian="9pt" loext:padding="0cm" loext:border="none"/>
    </style:style>
    <style:style style:name="P61" style:family="paragraph" style:parent-style-name="Preformatted_20_Text">
      <style:text-properties fo:color="#000000" officeooo:rsid="01261e16" officeooo:paragraph-rsid="03a950fb" style:font-size-asian="9pt" loext:padding="0cm" loext:border="none"/>
    </style:style>
    <style:style style:name="P62" style:family="paragraph" style:parent-style-name="Preformatted_20_Text">
      <style:text-properties fo:color="#000000" officeooo:rsid="001447a3" officeooo:paragraph-rsid="03a950fb" style:font-size-asian="9pt" loext:padding="0cm" loext:border="none"/>
    </style:style>
    <style:style style:name="P63" style:family="paragraph" style:parent-style-name="Preformatted_20_Text">
      <style:text-properties fo:color="#000000" officeooo:rsid="001447a3" officeooo:paragraph-rsid="033da620" style:font-size-asian="9pt" loext:padding="0cm" loext:border="none"/>
    </style:style>
    <style:style style:name="P64" style:family="paragraph" style:parent-style-name="Preformatted_20_Text">
      <style:text-properties fo:color="#000000" officeooo:rsid="001447a3" officeooo:paragraph-rsid="03aac4e2" style:font-size-asian="9pt" loext:padding="0cm" loext:border="none"/>
    </style:style>
    <style:style style:name="P65" style:family="paragraph" style:parent-style-name="Preformatted_20_Text">
      <style:text-properties fo:color="#000000" officeooo:rsid="016302c9" officeooo:paragraph-rsid="03ab5441"/>
    </style:style>
    <style:style style:name="P66" style:family="paragraph" style:parent-style-name="Preformatted_20_Text">
      <style:text-properties officeooo:paragraph-rsid="00155c34"/>
    </style:style>
    <style:style style:name="P67" style:family="paragraph" style:parent-style-name="Preformatted_20_Text">
      <style:text-properties officeooo:paragraph-rsid="00278f20"/>
    </style:style>
    <style:style style:name="P68" style:family="paragraph" style:parent-style-name="Preformatted_20_Text">
      <style:text-properties officeooo:paragraph-rsid="0395cb95"/>
    </style:style>
    <style:style style:name="P69" style:family="paragraph" style:parent-style-name="Preformatted_20_Text">
      <style:text-properties officeooo:paragraph-rsid="03984b72"/>
    </style:style>
    <style:style style:name="P70" style:family="paragraph" style:parent-style-name="Preformatted_20_Text">
      <style:text-properties fo:font-variant="normal" fo:text-transform="none" fo:color="#000000" fo:letter-spacing="normal" officeooo:rsid="016302c9" officeooo:paragraph-rsid="03984b72" style:font-name-asian="arial" style:font-size-asian="9pt" style:font-style-asian="normal" style:font-weight-asian="normal"/>
    </style:style>
    <style:style style:name="P71" style:family="paragraph" style:parent-style-name="Preformatted_20_Text">
      <style:text-properties fo:font-variant="normal" fo:text-transform="none" fo:color="#000000" fo:letter-spacing="normal" officeooo:rsid="016302c9" officeooo:paragraph-rsid="039bf895" style:font-name-asian="arial" style:font-size-asian="9pt" style:font-style-asian="normal" style:font-weight-asian="normal"/>
    </style:style>
    <style:style style:name="P72" style:family="paragraph" style:parent-style-name="Preformatted_20_Text">
      <style:text-properties fo:font-variant="normal" fo:text-transform="none" fo:color="#000000" fo:letter-spacing="normal" officeooo:rsid="016302c9" officeooo:paragraph-rsid="039f1cce" style:font-name-asian="arial" style:font-size-asian="9pt" style:font-style-asian="normal" style:font-weight-asian="normal"/>
    </style:style>
    <style:style style:name="P73" style:family="paragraph" style:parent-style-name="Preformatted_20_Text">
      <style:text-properties fo:font-variant="normal" fo:text-transform="none" fo:color="#000000" fo:letter-spacing="normal" officeooo:rsid="016302c9" officeooo:paragraph-rsid="03a4ec8c" style:font-name-asian="arial" style:font-size-asian="9pt" style:font-style-asian="normal" style:font-weight-asian="normal"/>
    </style:style>
    <style:style style:name="P74" style:family="paragraph" style:parent-style-name="Preformatted_20_Text">
      <style:text-properties fo:font-variant="normal" fo:text-transform="none" fo:color="#000000" fo:letter-spacing="normal" officeooo:rsid="016302c9" officeooo:paragraph-rsid="03a585d4" style:font-name-asian="arial" style:font-size-asian="9pt" style:font-style-asian="normal" style:font-weight-asian="normal"/>
    </style:style>
    <style:style style:name="P75" style:family="paragraph" style:parent-style-name="Preformatted_20_Text">
      <style:text-properties fo:font-variant="normal" fo:text-transform="none" fo:color="#000000" fo:letter-spacing="normal" officeooo:rsid="016302c9" officeooo:paragraph-rsid="03a950fb" style:font-name-asian="arial" style:font-size-asian="9pt" style:font-style-asian="normal" style:font-weight-asian="normal"/>
    </style:style>
    <style:style style:name="P76" style:family="paragraph" style:parent-style-name="Preformatted_20_Text">
      <style:text-properties officeooo:paragraph-rsid="039bf895"/>
    </style:style>
    <style:style style:name="P77" style:family="paragraph" style:parent-style-name="Preformatted_20_Text">
      <style:text-properties officeooo:paragraph-rsid="039f1cce"/>
    </style:style>
    <style:style style:name="P78" style:family="paragraph" style:parent-style-name="Preformatted_20_Text">
      <style:text-properties officeooo:paragraph-rsid="03a02591"/>
    </style:style>
    <style:style style:name="P79" style:family="paragraph" style:parent-style-name="Preformatted_20_Text">
      <style:text-properties officeooo:paragraph-rsid="03a04fce"/>
    </style:style>
    <style:style style:name="P80" style:family="paragraph" style:parent-style-name="Preformatted_20_Text">
      <style:text-properties officeooo:paragraph-rsid="03a4ec8c"/>
    </style:style>
    <style:style style:name="P81" style:family="paragraph" style:parent-style-name="Preformatted_20_Text">
      <style:text-properties officeooo:paragraph-rsid="03a585d4"/>
    </style:style>
    <style:style style:name="P82" style:family="paragraph" style:parent-style-name="Preformatted_20_Text">
      <style:text-properties officeooo:paragraph-rsid="03a70c72"/>
    </style:style>
    <style:style style:name="P83" style:family="paragraph" style:parent-style-name="Preformatted_20_Text">
      <style:text-properties officeooo:paragraph-rsid="033da620"/>
    </style:style>
    <style:style style:name="P84" style:family="paragraph" style:parent-style-name="Preformatted_20_Text">
      <style:text-properties officeooo:paragraph-rsid="03429e83"/>
    </style:style>
    <style:style style:name="P85" style:family="paragraph" style:parent-style-name="Preformatted_20_Text">
      <style:text-properties officeooo:paragraph-rsid="03a950fb"/>
    </style:style>
    <style:style style:name="P86" style:family="paragraph" style:parent-style-name="Preformatted_20_Text">
      <style:text-properties officeooo:paragraph-rsid="03aa3eea"/>
    </style:style>
    <style:style style:name="P87" style:family="paragraph" style:parent-style-name="Preformatted_20_Text">
      <style:text-properties officeooo:paragraph-rsid="03aac4e2"/>
    </style:style>
    <style:style style:name="P88" style:family="paragraph" style:parent-style-name="Preformatted_20_Text">
      <style:text-properties officeooo:paragraph-rsid="03525de7"/>
    </style:style>
    <style:style style:name="P89" style:family="paragraph" style:parent-style-name="Preformatted_20_Text">
      <style:text-properties officeooo:paragraph-rsid="03ab157a"/>
    </style:style>
    <style:style style:name="P90" style:family="paragraph" style:parent-style-name="Preformatted_20_Text">
      <style:text-properties officeooo:paragraph-rsid="03ab5441"/>
    </style:style>
    <style:style style:name="T1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2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3" style:family="text">
      <style:text-properties fo:font-variant="normal" fo:text-transform="none" style:font-name="Nimbus Mono L" fo:font-size="10pt" fo:letter-spacing="normal" officeooo:rsid="03363a15" fo:background-color="#ffff00" loext:char-shading-value="0" style:font-name-asian="arial" style:font-size-asian="10pt" style:font-style-asian="normal" style:font-weight-asian="normal" style:font-size-complex="10pt"/>
    </style:style>
    <style:style style:name="T4" style:family="text">
      <style:text-properties fo:font-variant="normal" fo:text-transform="none" style:font-name="Nimbus Mono L" fo:font-size="10pt" fo:letter-spacing="normal" officeooo:rsid="04195eee" style:font-name-asian="arial" style:font-size-asian="10pt" style:font-style-asian="normal" style:font-weight-asian="normal" style:font-size-complex="10pt"/>
    </style:style>
    <style:style style:name="T5" style:family="text">
      <style:text-properties fo:font-variant="normal" fo:text-transform="none" style:font-name="Nimbus Mono L" fo:font-size="10pt" fo:letter-spacing="normal" officeooo:rsid="0387c414" style:font-name-asian="arial" style:font-size-asian="10pt" style:font-style-asian="normal" style:font-weight-asian="normal" style:font-size-complex="10pt"/>
    </style:style>
    <style:style style:name="T6" style:family="text">
      <style:text-properties fo:font-variant="normal" fo:text-transform="none" style:font-name="Nimbus Mono L" fo:font-size="10pt" fo:letter-spacing="normal" officeooo:rsid="0385b933" style:font-name-asian="arial" style:font-style-asian="normal" style:font-weight-asian="normal" style:font-size-complex="10pt"/>
    </style:style>
    <style:style style:name="T7" style:family="text">
      <style:text-properties fo:font-variant="normal" fo:text-transform="none" fo:color="#000000" fo:letter-spacing="normal" officeooo:rsid="016302c9" style:font-name-asian="arial" style:font-size-asian="9pt" style:font-style-asian="normal" style:font-weight-asian="normal"/>
    </style:style>
    <style:style style:name="T8" style:family="text">
      <style:text-properties fo:font-variant="normal" fo:text-transform="none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01447a3" style:font-name-asian="arial" style:font-size-asian="11pt" style:font-style-asian="normal" style:font-weight-asian="normal" style:text-emphasize="none"/>
    </style:style>
    <style:style style:name="T9" style:family="text">
      <style:text-properties fo:color="#800000"/>
    </style:style>
    <style:style style:name="T10" style:family="text">
      <style:text-properties fo:color="#800000" officeooo:rsid="00529df8"/>
    </style:style>
    <style:style style:name="T11" style:family="text">
      <style:text-properties fo:color="#800000" officeooo:rsid="001447a3"/>
    </style:style>
    <style:style style:name="T12" style:family="text">
      <style:text-properties fo:color="#800000" officeooo:rsid="039f1cce"/>
    </style:style>
    <style:style style:name="T13" style:family="text">
      <style:text-properties fo:color="#8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1447a3" style:font-size-asian="11pt" style:font-style-asian="normal" style:font-weight-asian="normal" style:text-emphasize="none"/>
    </style:style>
    <style:style style:name="T14" style:family="text">
      <style:text-properties fo:color="#8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02591" style:font-size-asian="11pt" style:font-style-asian="normal" style:font-weight-asian="normal" style:text-emphasize="none"/>
    </style:style>
    <style:style style:name="T15" style:family="text">
      <style:text-properties fo:color="#8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6" style:family="text">
      <style:text-properties fo:color="#8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b5441" style:font-size-asian="11pt" style:font-style-asian="normal" style:font-weight-asian="normal" style:text-emphasize="none"/>
    </style:style>
    <style:style style:name="T17" style:family="text">
      <style:text-properties fo:color="#800000" officeooo:rsid="03a04fce"/>
    </style:style>
    <style:style style:name="T18" style:family="text">
      <style:text-properties fo:color="#800000" officeooo:rsid="03a70c72"/>
    </style:style>
    <style:style style:name="T19" style:family="text">
      <style:text-properties fo:color="#800000" officeooo:rsid="03a950fb"/>
    </style:style>
    <style:style style:name="T20" style:family="text">
      <style:text-properties fo:color="#800000" officeooo:rsid="03aac4e2"/>
    </style:style>
    <style:style style:name="T21" style:family="text">
      <style:text-properties fo:color="#800000" officeooo:rsid="03ab5441"/>
    </style:style>
    <style:style style:name="T22" style:family="text">
      <style:text-properties fo:background-color="#ffff00" loext:char-shading-value="0"/>
    </style:style>
    <style:style style:name="T23" style:family="text">
      <style:text-properties officeooo:rsid="03525de7" fo:background-color="#ffff00" loext:char-shading-value="0"/>
    </style:style>
    <style:style style:name="T24" style:family="text">
      <style:text-properties officeooo:rsid="001447a3" fo:background-color="#ffff00" loext:char-shading-value="0"/>
    </style:style>
    <style:style style:name="T25" style:family="text">
      <style:text-properties officeooo:rsid="03984b72" fo:background-color="#ffff00" loext:char-shading-value="0"/>
    </style:style>
    <style:style style:name="T26" style:family="text">
      <style:text-properties officeooo:rsid="039bf895" fo:background-color="#ffff00" loext:char-shading-value="0"/>
    </style:style>
    <style:style style:name="T27" style:family="text">
      <style:text-properties officeooo:rsid="039f1cce" fo:background-color="#ffff00" loext:char-shading-value="0"/>
    </style:style>
    <style:style style:name="T28" style:family="text">
      <style:text-properties officeooo:rsid="03a4ec8c" fo:background-color="#ffff00" loext:char-shading-value="0"/>
    </style:style>
    <style:style style:name="T29" style:family="text">
      <style:text-properties fo:background-color="#ffff00" loext:char-shading-value="0" style:font-size-asian="9pt" loext:padding="0cm" loext:border="none"/>
    </style:style>
    <style:style style:name="T30" style:family="text">
      <style:text-properties officeooo:rsid="03984b72" fo:background-color="#ffff00" loext:char-shading-value="0" style:font-size-asian="9pt" loext:padding="0cm" loext:border="none"/>
    </style:style>
    <style:style style:name="T31" style:family="text">
      <style:text-properties officeooo:rsid="03a585d4" fo:background-color="#ffff00" loext:char-shading-value="0" style:font-size-asian="9pt" loext:padding="0cm" loext:border="none"/>
    </style:style>
    <style:style style:name="T32" style:family="text">
      <style:text-properties officeooo:rsid="03a950fb" fo:background-color="#ffff00" loext:char-shading-value="0"/>
    </style:style>
    <style:style style:name="T33" style:family="text">
      <style:text-properties fo:background-color="#cc66ff" loext:char-shading-value="0"/>
    </style:style>
    <style:style style:name="T34" style:family="text">
      <style:text-properties officeooo:rsid="001447a3" fo:background-color="#cc66ff" loext:char-shading-value="0"/>
    </style:style>
    <style:style style:name="T35" style:family="text">
      <style:text-properties officeooo:rsid="033da620" fo:background-color="#cc66ff" loext:char-shading-value="0"/>
    </style:style>
    <style:style style:name="T36" style:family="text">
      <style:text-properties officeooo:rsid="03429e83"/>
    </style:style>
    <style:style style:name="T37" style:family="text">
      <style:text-properties officeooo:rsid="034cb41e"/>
    </style:style>
    <style:style style:name="T38" style:family="text">
      <style:text-properties officeooo:rsid="035bb671"/>
    </style:style>
    <style:style style:name="T39" style:family="text">
      <style:text-properties officeooo:rsid="0365ad6f"/>
    </style:style>
    <style:style style:name="T40" style:family="text">
      <style:text-properties officeooo:rsid="0385b933"/>
    </style:style>
    <style:style style:name="T41" style:family="text">
      <style:text-properties fo:background-color="#00cc33" loext:char-shading-value="0"/>
    </style:style>
    <style:style style:name="T42" style:family="text">
      <style:text-properties officeooo:rsid="0385b933" fo:background-color="#00cc33" loext:char-shading-value="0"/>
    </style:style>
    <style:style style:name="T43" style:family="text">
      <style:text-properties fo:color="#000000" officeooo:rsid="001447a3"/>
    </style:style>
    <style:style style:name="T44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5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1447a3" style:font-size-asian="11pt" style:font-style-asian="normal" style:font-weight-asian="normal" style:text-emphasize="none"/>
    </style:style>
    <style:style style:name="T46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95cb95" style:font-size-asian="11pt" style:font-style-asian="normal" style:font-weight-asian="normal" style:text-emphasize="none"/>
    </style:style>
    <style:style style:name="T47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984b72" style:font-size-asian="11pt" style:font-style-asian="normal" style:font-weight-asian="normal" style:text-emphasize="none"/>
    </style:style>
    <style:style style:name="T48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9f1cce" style:font-size-asian="11pt" style:font-style-asian="normal" style:font-weight-asian="normal" style:text-emphasize="none"/>
    </style:style>
    <style:style style:name="T49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04fce" style:font-size-asian="11pt" style:font-style-asian="normal" style:font-weight-asian="normal" style:text-emphasize="none"/>
    </style:style>
    <style:style style:name="T50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4ec8c" style:font-size-asian="11pt" style:font-style-asian="normal" style:font-weight-asian="normal" style:text-emphasize="none"/>
    </style:style>
    <style:style style:name="T51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585d4" style:font-size-asian="11pt" style:font-style-asian="normal" style:font-weight-asian="normal" style:text-emphasize="none"/>
    </style:style>
    <style:style style:name="T52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70c72" style:font-size-asian="11pt" style:font-style-asian="normal" style:font-weight-asian="normal" style:text-emphasize="none"/>
    </style:style>
    <style:style style:name="T53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a3eea" style:font-size-asian="11pt" style:font-style-asian="normal" style:font-weight-asian="normal" style:text-emphasize="none"/>
    </style:style>
    <style:style style:name="T54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ac4e2" style:font-size-asian="11pt" style:font-style-asian="normal" style:font-weight-asian="normal" style:text-emphasize="none"/>
    </style:style>
    <style:style style:name="T55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ac4e2" fo:background-color="#ff66cc" loext:char-shading-value="0" style:font-size-asian="11pt" style:font-style-asian="normal" style:font-weight-asian="normal" style:text-emphasize="none"/>
    </style:style>
    <style:style style:name="T56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ac4e2" fo:background-color="#ffffff" loext:char-shading-value="0" style:font-size-asian="11pt" style:font-style-asian="normal" style:font-weight-asian="normal" style:text-emphasize="none"/>
    </style:style>
    <style:style style:name="T57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ac4e2" fo:background-color="#00cc33" loext:char-shading-value="0" style:font-size-asian="11pt" style:font-style-asian="normal" style:font-weight-asian="normal" style:text-emphasize="none"/>
    </style:style>
    <style:style style:name="T58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ac4e2" fo:background-color="#ff00cc" loext:char-shading-value="0" style:font-size-asian="11pt" style:font-style-asian="normal" style:font-weight-asian="normal" style:text-emphasize="none"/>
    </style:style>
    <style:style style:name="T59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60" style:family="text">
      <style:text-properties fo:color="#000000" officeooo:rsid="0395cb95"/>
    </style:style>
    <style:style style:name="T61" style:family="text">
      <style:text-properties fo:color="#000000" officeooo:rsid="039f1cce"/>
    </style:style>
    <style:style style:name="T62" style:family="text">
      <style:text-properties fo:color="#000000" officeooo:rsid="03a70c72"/>
    </style:style>
    <style:style style:name="T63" style:family="text">
      <style:text-properties fo:color="#000000" officeooo:rsid="03429e83"/>
    </style:style>
    <style:style style:name="T64" style:family="text">
      <style:text-properties fo:color="#000000" officeooo:rsid="03aa3eea"/>
    </style:style>
    <style:style style:name="T65" style:family="text">
      <style:text-properties fo:color="#000000" officeooo:rsid="03ab157a"/>
    </style:style>
    <style:style style:name="T66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67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95cb95" style:font-size-asian="11pt" style:font-style-asian="normal" style:font-weight-asian="normal" style:text-emphasize="none"/>
    </style:style>
    <style:style style:name="T68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984b72" style:font-size-asian="11pt" style:font-style-asian="normal" style:font-weight-asian="normal" style:text-emphasize="none"/>
    </style:style>
    <style:style style:name="T69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9f1cce" style:font-size-asian="11pt" style:font-style-asian="normal" style:font-weight-asian="normal" style:text-emphasize="none"/>
    </style:style>
    <style:style style:name="T70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04fce" style:font-size-asian="11pt" style:font-style-asian="normal" style:font-weight-asian="normal" style:text-emphasize="none"/>
    </style:style>
    <style:style style:name="T71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4ec8c" style:font-size-asian="11pt" style:font-style-asian="normal" style:font-weight-asian="normal" style:text-emphasize="none"/>
    </style:style>
    <style:style style:name="T72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585d4" style:font-size-asian="11pt" style:font-style-asian="normal" style:font-weight-asian="normal" style:text-emphasize="none"/>
    </style:style>
    <style:style style:name="T73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70c72" style:font-size-asian="11pt" style:font-style-asian="normal" style:font-weight-asian="normal" style:text-emphasize="none"/>
    </style:style>
    <style:style style:name="T74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a3eea" style:font-size-asian="11pt" style:font-style-asian="normal" style:font-weight-asian="normal" style:text-emphasize="none"/>
    </style:style>
    <style:style style:name="T75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ac4e2" style:font-size-asian="11pt" style:font-style-asian="normal" style:font-weight-asian="normal" style:text-emphasize="none"/>
    </style:style>
    <style:style style:name="T76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3ab157a" style:font-size-asian="11pt" style:font-style-asian="normal" style:font-weight-asian="normal" style:text-emphasize="none"/>
    </style:style>
    <style:style style:name="T77" style:family="text">
      <style:text-properties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78" style:family="text">
      <style:text-properties officeooo:rsid="001447a3"/>
    </style:style>
    <style:style style:name="T79" style:family="text">
      <style:text-properties officeooo:rsid="03a04fce"/>
    </style:style>
    <style:style style:name="T80" style:family="text">
      <style:text-properties officeooo:rsid="03a585d4"/>
    </style:style>
    <style:style style:name="T81" style:family="text">
      <style:text-properties officeooo:rsid="03a70c72"/>
    </style:style>
    <style:style style:name="T82" style:family="text">
      <style:text-properties fo:color="#2e3436" style:text-outline="false" style:text-line-through-style="none" style:text-line-through-type="none" style:font-name="Cantarell" fo:font-size="10pt" fo:font-style="normal" fo:text-shadow="none" style:text-underline-style="none" fo:font-weight="normal" officeooo:rsid="03aa3eea" style:font-name-asian="Nimbus Mono L" style:font-size-asian="10pt" style:font-style-asian="normal" style:font-weight-asian="normal" style:font-size-complex="10pt" style:text-emphasize="none"/>
    </style:style>
    <style:style style:name="T83" style:family="text">
      <style:text-properties fo:color="#2e3436" style:text-outline="false" style:text-line-through-style="none" style:text-line-through-type="none" style:font-name="Cantarell" fo:font-size="10pt" fo:font-style="normal" fo:text-shadow="none" style:text-underline-style="none" fo:font-weight="normal" style:font-name-asian="Nimbus Mono L" style:font-size-asian="10pt" style:font-style-asian="normal" style:font-weight-asian="normal" style:font-size-complex="10pt" style:text-emphasize="none"/>
    </style:style>
    <style:style style:name="T84" style:family="text">
      <style:text-properties officeooo:rsid="03aac4e2"/>
    </style:style>
    <style:style style:name="T85" style:family="text">
      <style:text-properties officeooo:rsid="03ab15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作者:唐海湘</text:p>
      <text:p text:style-name="P6"/>
      <text:p text:style-name="P6">模块名:财务初始化模块</text:p>
      <text:p text:style-name="P12"><text:tab/><text:span text:style-name="T33">导航下拉名_1:基本设置</text:span></text:p>
      <text:p text:style-name="P7"><text:tab/><text:tab/><text:span text:style-name="T22">导航名_1:公司基本情况</text:span></text:p>
      <text:p text:style-name="P6"><text:tab/><text:tab/><text:tab/><text:span text:style-name="T9">功能名字_1:</text:span>列表 <text:s/>功能类型:网格 (有网格)</text:p>
      <text:p text:style-name="P8"><text:tab/><text:tab/><text:tab/><text:tab/><text:span text:style-name="T2">加上一个字段 ：id <text:s/>文本框 <text:s text:c="3"/>设置隐藏</text:span></text:p>
      <text:p text:style-name="P66"><text:span text:style-name="T43"><text:tab/><text:tab/><text:tab/><text:tab/>字段名称_1:</text:span><text:span text:style-name="T44">序号</text:span></text:p>
      <text:p text:style-name="P66"><text:span text:style-name="T43"><text:tab/><text:tab/><text:tab/><text:tab/>字段名称_2:</text:span><text:span text:style-name="T44">公司名称</text:span></text:p>
      <text:p text:style-name="P67"><text:span text:style-name="T43"><text:tab/><text:tab/><text:tab/><text:tab/>字段名称_3:</text:span><text:span text:style-name="T44">税号</text:span></text:p>
      <text:p text:style-name="P68"><text:span text:style-name="T43"><text:tab/><text:tab/><text:tab/><text:tab/>字段名称_</text:span><text:span text:style-name="T60">4</text:span><text:span text:style-name="T43">:</text:span><text:span text:style-name="T44">电话</text:span></text:p>
      <text:p text:style-name="P68"><text:span text:style-name="T43"><text:tab/><text:tab/><text:tab/><text:tab/>字段名称_</text:span><text:span text:style-name="T60">5</text:span><text:span text:style-name="T43">:</text:span><text:span text:style-name="T44">地址</text:span></text:p>
      <text:p text:style-name="P68"><text:span text:style-name="T43"><text:tab/><text:tab/><text:tab/><text:tab/>字段名称_</text:span><text:span text:style-name="T60">6</text:span><text:span text:style-name="T43">:</text:span><text:span text:style-name="T44">开户银行</text:span></text:p>
      <text:p text:style-name="P68"><text:span text:style-name="T43"><text:tab/><text:tab/><text:tab/><text:tab/>字段名称_</text:span><text:span text:style-name="T60">7</text:span><text:span text:style-name="T43">:</text:span><text:span text:style-name="T44">银行账号</text:span></text:p>
      <text:p text:style-name="P68"><text:span text:style-name="T43"><text:tab/><text:tab/><text:tab/><text:tab/>字段名称_</text:span><text:span text:style-name="T60">8</text:span><text:span text:style-name="T43">:</text:span><text:span text:style-name="T44">公司规模形式</text:span></text:p>
      <text:p text:style-name="P68"><text:span text:style-name="T43"><text:tab/><text:tab/><text:tab/><text:tab/>字段名称_</text:span><text:span text:style-name="T60">9</text:span><text:span text:style-name="T43">:</text:span><text:span text:style-name="T44">备注</text:span></text:p>
      <text:p text:style-name="P20"/>
      <text:p text:style-name="P6"><text:tab/><text:tab/></text:p>
      <text:p text:style-name="P6"><text:tab/><text:tab/><text:tab/><text:span text:style-name="T9">功能名称_2:</text:span>添加 功能类型:编辑 </text:p>
      <text:p text:style-name="P68"><text:span text:style-name="T43"><text:tab/><text:tab/><text:tab/><text:tab/>字段名称_１:</text:span><text:span text:style-name="T44">公司名称<text:tab/></text:span><text:span text:style-name="T45">标签类型:文本框 必填</text:span></text:p>
      <text:p text:style-name="P68"><text:span text:style-name="T43"><text:tab/><text:tab/><text:tab/><text:tab/>字段名称_２:</text:span><text:span text:style-name="T44">税号<text:tab/><text:tab/><text:tab/></text:span><text:span text:style-name="T45">标签类型:文本框 必填</text:span></text:p>
      <text:p text:style-name="P68"><text:span text:style-name="T43"><text:tab/><text:tab/><text:tab/><text:tab/>字段名称_</text:span><text:span text:style-name="T60">３</text:span><text:span text:style-name="T43">:</text:span><text:span text:style-name="T44">电话<text:tab/><text:tab/><text:tab/></text:span><text:span text:style-name="T45">标签类型:文本框 必填</text:span></text:p>
      <text:p text:style-name="P68"><text:span text:style-name="T43"><text:tab/><text:tab/><text:tab/><text:tab/>字段名称_</text:span><text:span text:style-name="T60">４</text:span><text:span text:style-name="T43">:</text:span><text:span text:style-name="T44">地址<text:tab/><text:tab/><text:tab/></text:span><text:span text:style-name="T45">标签类型:文本框 必填</text:span></text:p>
      <text:p text:style-name="P68"><text:span text:style-name="T43"><text:tab/><text:tab/><text:tab/><text:tab/>字段名称_</text:span><text:span text:style-name="T60">５</text:span><text:span text:style-name="T43">:</text:span><text:span text:style-name="T44">开户银行<text:tab/></text:span><text:span text:style-name="T45">标签类型:文本框 必填</text:span></text:p>
      <text:p text:style-name="P68"><text:span text:style-name="T43"><text:tab/><text:tab/><text:tab/><text:tab/>字段名称_</text:span><text:span text:style-name="T60">６</text:span><text:span text:style-name="T43">:</text:span><text:span text:style-name="T44">银行账号<text:tab/></text:span><text:span text:style-name="T45">标签类型:文本框 必填</text:span></text:p>
      <text:p text:style-name="P87"><text:span text:style-name="T43"><text:tab/><text:tab/><text:tab/><text:tab/>字段名称_</text:span><text:span text:style-name="T60">７</text:span><text:span text:style-name="T43">:</text:span><text:span text:style-name="T44">公司规模形式<text:tab/></text:span><text:span text:style-name="T45">标签类型:下拉框</text:span><text:span text:style-name="T46">(小规模企业/一般纳税人企业)</text:span><text:span text:style-name="T45"> 必填</text:span><text:span text:style-name="T54">　</text:span><text:span text:style-name="T45">不可编辑</text:span></text:p>
      <text:p text:style-name="P40"><text:tab/><text:tab/><text:tab/><text:tab/>字段名称_８:<text:span text:style-name="T66">备注<text:tab/><text:tab/><text:tab/>标签类型:文本框 </text:span><text:span text:style-name="T67">非</text:span><text:span text:style-name="T66">必填</text:span></text:p>
      <text:p text:style-name="P6"><text:tab/><text:tab/><text:tab/><text:tab/></text:p>
      <text:p text:style-name="P31"><text:tab/><text:tab/><text:tab/><text:span text:style-name="T9">功能名称_3</text:span>:编辑 功能类型:编辑</text:p>
      <text:p text:style-name="P3"><text:tab/><text:tab/><text:tab/><text:tab/>加上一个字段 ：id <text:s/>文本框 <text:s text:c="3"/>设置隐藏</text:p>
      <text:p text:style-name="P41"><text:tab/><text:tab/><text:tab/><text:tab/>字段名称_１:<text:span text:style-name="T66">公司名称<text:tab/>标签类型:文本框 必填</text:span></text:p>
      <text:p text:style-name="P69"><text:span text:style-name="T43"><text:tab/><text:tab/><text:tab/><text:tab/>字段名称_２:</text:span><text:span text:style-name="T44">税号<text:tab/><text:tab/><text:tab/></text:span><text:span text:style-name="T45">标签类型:文本框 必填</text:span></text:p>
      <text:p text:style-name="P69"><text:span text:style-name="T43"><text:tab/><text:tab/><text:tab/><text:tab/>字段名称_</text:span><text:span text:style-name="T60">３</text:span><text:span text:style-name="T43">:</text:span><text:span text:style-name="T44">电话<text:tab/><text:tab/><text:tab/></text:span><text:span text:style-name="T45">标签类型:文本框 必填</text:span></text:p>
      <text:p text:style-name="P69"><text:span text:style-name="T43"><text:tab/><text:tab/><text:tab/><text:tab/>字段名称_</text:span><text:span text:style-name="T60">４</text:span><text:span text:style-name="T43">:</text:span><text:span text:style-name="T44">地址<text:tab/><text:tab/><text:tab/></text:span><text:span text:style-name="T45">标签类型:文本框 必填</text:span></text:p>
      <text:p text:style-name="P69"><text:span text:style-name="T43"><text:tab/><text:tab/><text:tab/><text:tab/>字段名称_</text:span><text:span text:style-name="T60">５</text:span><text:span text:style-name="T43">:</text:span><text:span text:style-name="T44">开户银行<text:tab/></text:span><text:span text:style-name="T45">标签类型:文本框 必填</text:span></text:p>
      <text:p text:style-name="P69"><text:span text:style-name="T43"><text:tab/><text:tab/><text:tab/><text:tab/>字段名称_</text:span><text:span text:style-name="T60">６</text:span><text:span text:style-name="T43">:</text:span><text:span text:style-name="T44">银行账号<text:tab/></text:span><text:span text:style-name="T45">标签类型:文本框 必填</text:span></text:p>
      <text:p text:style-name="P87"><text:span text:style-name="T43"><text:tab/><text:tab/><text:tab/><text:tab/>字段名称_</text:span><text:span text:style-name="T60">７</text:span><text:span text:style-name="T43">:</text:span><text:span text:style-name="T44">公司规模形式<text:tab/></text:span><text:span text:style-name="T45">标签类型:下拉框</text:span><text:span text:style-name="T46">(小规模企业/一般纳税人企业)</text:span><text:span text:style-name="T45"> 必填</text:span><text:span text:style-name="T54">　</text:span><text:span text:style-name="T45">不可编辑</text:span></text:p>
      <text:p text:style-name="P41"><text:tab/><text:tab/><text:tab/><text:tab/>字段名称_８:<text:span text:style-name="T66">备注<text:tab/><text:tab/><text:tab/>标签类型:文本框 </text:span><text:span text:style-name="T67">非</text:span><text:span text:style-name="T66">必填</text:span></text:p>
      <text:p text:style-name="P9"/>
      <text:p text:style-name="P10"><text:tab/><text:tab/><text:tab/><text:span text:style-name="T9">功能名称_</text:span><text:span text:style-name="T10">4</text:span>:删除 功能类型: 删除</text:p>
      <text:p text:style-name="P10"><text:tab/><text:tab/><text:tab/><text:tab/>温馨提示：确定删除这条数据么？</text:p>
      <text:p text:style-name="P10"><text:tab/><text:tab/><text:tab/><text:tab/><text:tab/></text:p>
      <text:p text:style-name="P42"><text:tab/><text:tab/><text:tab/></text:p>
      <text:p text:style-name="P41"><text:tab/><text:tab/><text:tab/><text:span text:style-name="T9">功能名称_</text:span><text:span text:style-name="T10">５</text:span>:导出 功能类型: 导出</text:p>
      <text:p text:style-name="P11"><text:tab/><text:tab/><text:tab/><text:tab/></text:p>
      <text:p text:style-name="P11"/>
      <text:p text:style-name="P11"/>
      <text:p text:style-name="P11"><text:soft-page-break/></text:p>
      <text:p text:style-name="P34"><text:tab/><text:tab/><text:span text:style-name="T22">导航名_</text:span><text:span text:style-name="T25">2</text:span><text:span text:style-name="T22">:设置</text:span><text:span text:style-name="T25">币别</text:span></text:p>
      <text:p text:style-name="P41"><text:tab/><text:tab/><text:tab/><text:span text:style-name="T9">功能名字_1:</text:span>列表 <text:s/>功能类型:网格 (有网格)</text:p>
      <text:p text:style-name="P69"><text:span text:style-name="T43"><text:tab/><text:tab/><text:tab/><text:tab/></text:span><text:span text:style-name="T7">加上一个字段 ：id <text:s/>文本框 <text:s text:c="3"/>设置隐藏</text:span></text:p>
      <text:p text:style-name="P69"><text:span text:style-name="T43"><text:tab/><text:tab/><text:tab/><text:tab/>字段名称_１:</text:span><text:span text:style-name="T45">代码</text:span></text:p>
      <text:p text:style-name="P69"><text:span text:style-name="T43"><text:tab/><text:tab/><text:tab/><text:tab/>字段名称_２:</text:span><text:span text:style-name="T45">名称</text:span></text:p>
      <text:p text:style-name="P69"><text:span text:style-name="T43"><text:tab/><text:tab/><text:tab/><text:tab/>字段名称_</text:span><text:span text:style-name="T60">３</text:span><text:span text:style-name="T43">:</text:span><text:span text:style-name="T45">记账汇率</text:span></text:p>
      <text:p text:style-name="P69"><text:span text:style-name="T43"><text:tab/><text:tab/><text:tab/><text:tab/>字段名称_</text:span><text:span text:style-name="T60">４</text:span><text:span text:style-name="T43">:</text:span><text:span text:style-name="T45">是否本位币</text:span></text:p>
      <text:p text:style-name="P54"/>
      <text:p text:style-name="P41"><text:tab/><text:tab/></text:p>
      <text:p text:style-name="P69"><text:span text:style-name="T43"><text:tab/><text:tab/><text:tab/></text:span><text:span text:style-name="T11">功能名称_2:</text:span><text:span text:style-name="T43">添加 功能类型:编辑 </text:span></text:p>
      <text:p text:style-name="P69"><text:span text:style-name="T43"><text:tab/><text:tab/><text:tab/><text:tab/>字段名称_１:</text:span><text:span text:style-name="T45">代码<text:tab/><text:tab/>标签类型:文本框 必填</text:span></text:p>
      <text:p text:style-name="P69"><text:span text:style-name="T43"><text:tab/><text:tab/><text:tab/><text:tab/>字段名称_２:</text:span><text:span text:style-name="T45">名称<text:tab/><text:tab/>标签类型:文本框 必填</text:span></text:p>
      <text:p text:style-name="P69"><text:span text:style-name="T43"><text:tab/><text:tab/><text:tab/><text:tab/>字段名称_</text:span><text:span text:style-name="T60">３</text:span><text:span text:style-name="T43">:</text:span><text:span text:style-name="T45">记账汇率<text:tab/>标签类型:数字框 非必填</text:span></text:p>
      <text:p text:style-name="P87"><text:span text:style-name="T45"><text:tab/><text:tab/><text:tab/><text:tab/>字段名称_</text:span><text:span text:style-name="T46">４</text:span><text:span text:style-name="T45">:是否本位币<text:tab/>标签类型:下拉框</text:span><text:span text:style-name="T47">(是/否)</text:span><text:span text:style-name="T45"> 必填<text:tab/><text:tab/>不可编辑</text:span></text:p>
      <text:p text:style-name="P41"><text:tab/><text:tab/><text:tab/><text:tab/></text:p>
      <text:p text:style-name="P34"><text:tab/><text:tab/><text:tab/><text:span text:style-name="T9">功能名称_3</text:span>:编辑 功能类型:编辑</text:p>
      <text:p text:style-name="P70"><text:tab/><text:tab/><text:tab/><text:tab/>加上一个字段 ：id <text:s/>文本框 <text:s text:c="3"/>设置隐藏</text:p>
      <text:p text:style-name="P41"><text:tab/><text:tab/><text:tab/><text:tab/>字段名称_１:<text:span text:style-name="T66">代码<text:tab/><text:tab/>标签类型:文本框 必填</text:span></text:p>
      <text:p text:style-name="P69"><text:span text:style-name="T43"><text:tab/><text:tab/><text:tab/><text:tab/>字段名称_２:</text:span><text:span text:style-name="T45">名称<text:tab/><text:tab/>标签类型:文本框 必填</text:span></text:p>
      <text:p text:style-name="P69"><text:span text:style-name="T43"><text:tab/><text:tab/><text:tab/><text:tab/>字段名称_</text:span><text:span text:style-name="T60">３</text:span><text:span text:style-name="T43">:</text:span><text:span text:style-name="T45">记账汇率<text:tab/>标签类型:数字框 非必填</text:span></text:p>
      <text:p text:style-name="P51"><text:span text:style-name="T66"><text:tab/><text:tab/><text:tab/><text:tab/>字段名称_</text:span><text:span text:style-name="T67">４</text:span><text:span text:style-name="T66">:是否本位币<text:tab/>标签类型:下拉框</text:span><text:span text:style-name="T68">(是/否)</text:span><text:span text:style-name="T66"> 必填</text:span><text:span text:style-name="T75">　</text:span><text:span text:style-name="T66">不可编辑</text:span></text:p>
      <text:p text:style-name="P41"/>
      <text:p text:style-name="P41"><text:tab/><text:tab/><text:tab/><text:span text:style-name="T9">功能名称_</text:span><text:span text:style-name="T10">4</text:span>:删除 功能类型: 删除</text:p>
      <text:p text:style-name="P41"><text:tab/><text:tab/><text:tab/><text:tab/>温馨提示：确定删除这条数据么？</text:p>
      <text:p text:style-name="P41"/>
      <text:p text:style-name="P41"><text:tab/></text:p>
      <text:p text:style-name="P43"><text:tab/><text:tab/><text:span text:style-name="T22">导航名_</text:span><text:span text:style-name="T26">３</text:span><text:span text:style-name="T22">:</text:span><text:span text:style-name="T25">往来单位</text:span></text:p>
      <text:p text:style-name="P43"><text:tab/><text:tab/><text:tab/><text:span text:style-name="T9">功能名字_1:</text:span>列表 <text:s/>功能类型:网格 (有网格)</text:p>
      <text:p text:style-name="P76"><text:span text:style-name="T43"><text:tab/><text:tab/><text:tab/><text:tab/></text:span><text:span text:style-name="T7">加上一个字段 ：id <text:s/>文本框 <text:s text:c="3"/>设置隐藏</text:span></text:p>
      <text:p text:style-name="P76"><text:span text:style-name="T43"><text:tab/><text:tab/><text:tab/><text:tab/>字段名称_１:</text:span><text:span text:style-name="T45">序号</text:span></text:p>
      <text:p text:style-name="P76"><text:span text:style-name="T43"><text:tab/><text:tab/><text:tab/><text:tab/>字段名称_１:</text:span><text:span text:style-name="T45">公</text:span><text:span text:style-name="T44">司名称</text:span></text:p>
      <text:p text:style-name="P76"><text:span text:style-name="T43"><text:tab/><text:tab/><text:tab/><text:tab/>字段名称_２:</text:span><text:span text:style-name="T45">税</text:span><text:span text:style-name="T44">号</text:span></text:p>
      <text:p text:style-name="P76"><text:span text:style-name="T43"><text:tab/><text:tab/><text:tab/><text:tab/>字段名称_</text:span><text:span text:style-name="T60">３</text:span><text:span text:style-name="T43">:</text:span><text:span text:style-name="T45">电</text:span><text:span text:style-name="T44">话</text:span></text:p>
      <text:p text:style-name="P76"><text:span text:style-name="T43"><text:tab/><text:tab/><text:tab/><text:tab/>字段名称_</text:span><text:span text:style-name="T60">４</text:span><text:span text:style-name="T43">:</text:span><text:span text:style-name="T45">地</text:span><text:span text:style-name="T44">址</text:span></text:p>
      <text:p text:style-name="P76"><text:span text:style-name="T45"><text:tab/><text:tab/><text:tab/><text:tab/>字段名称_</text:span><text:span text:style-name="T48">５</text:span><text:span text:style-name="T45">:开</text:span><text:span text:style-name="T44">户银行</text:span></text:p>
      <text:p text:style-name="P76"><text:span text:style-name="T43"><text:tab/><text:tab/><text:tab/><text:tab/>字段名称_</text:span><text:span text:style-name="T61">６</text:span><text:span text:style-name="T43">:</text:span><text:span text:style-name="T45">银</text:span><text:span text:style-name="T44">行账号</text:span></text:p>
      <text:p text:style-name="P76"><text:span text:style-name="T43"><text:tab/><text:tab/><text:tab/><text:tab/>字段名称_</text:span><text:span text:style-name="T61">７</text:span><text:span text:style-name="T43">:</text:span><text:span text:style-name="T45">公</text:span><text:span text:style-name="T44">司规模形式</text:span></text:p>
      <text:p text:style-name="P55"/>
      <text:p text:style-name="P43"><text:tab/><text:tab/></text:p>
      <text:p text:style-name="P76"><text:span text:style-name="T43"><text:tab/><text:tab/><text:tab/></text:span><text:span text:style-name="T11">功能名称_2:</text:span><text:span text:style-name="T43">添加 功能类型:编辑 </text:span></text:p>
      <text:p text:style-name="P77"><text:span text:style-name="T43"><text:tab/><text:tab/><text:tab/><text:tab/>字段名称_１:</text:span><text:span text:style-name="T45">公司名称<text:tab/>标签类型:文本框 必填</text:span></text:p>
      <text:p text:style-name="P77"><text:span text:style-name="T43"><text:tab/><text:tab/><text:tab/><text:tab/>字段名称_２:</text:span><text:span text:style-name="T45">税</text:span><text:span text:style-name="T44">号<text:tab/><text:tab/></text:span><text:span text:style-name="T45">标签类型:文本框 必填</text:span></text:p>
      <text:p text:style-name="P77"><text:span text:style-name="T43"><text:tab/><text:tab/><text:tab/><text:tab/>字段名称_</text:span><text:span text:style-name="T60">３</text:span><text:span text:style-name="T43">:</text:span><text:span text:style-name="T45">电</text:span><text:span text:style-name="T44">话<text:tab/><text:tab/></text:span><text:span text:style-name="T45">标签类型:文本框 必填</text:span></text:p>
      <text:p text:style-name="P77"><text:span text:style-name="T43"><text:tab/><text:tab/><text:tab/><text:tab/>字段名称_</text:span><text:span text:style-name="T60">４</text:span><text:span text:style-name="T43">:</text:span><text:span text:style-name="T45">地</text:span><text:span text:style-name="T44">址<text:tab/><text:tab/></text:span><text:span text:style-name="T45">标签类型:文本框 必填</text:span></text:p>
      <text:p text:style-name="P77"><text:span text:style-name="T45"><text:tab/><text:tab/><text:tab/><text:tab/>字段名称_</text:span><text:span text:style-name="T48">５</text:span><text:span text:style-name="T45">:开</text:span><text:span text:style-name="T44">户银行<text:tab/></text:span><text:span text:style-name="T45">标签类型:文本框 必填</text:span></text:p>
      <text:p text:style-name="P77"><text:span text:style-name="T43"><text:tab/><text:tab/><text:tab/><text:tab/>字段名称_</text:span><text:span text:style-name="T61">６</text:span><text:span text:style-name="T43">:</text:span><text:span text:style-name="T45">银</text:span><text:span text:style-name="T44">行账号<text:tab/></text:span><text:span text:style-name="T45">标签类型:文本框 必填</text:span></text:p>
      <text:p text:style-name="P87"><text:span text:style-name="T45"><text:tab/><text:tab/><text:tab/><text:tab/>字段名称_</text:span><text:span text:style-name="T48">７</text:span><text:span text:style-name="T45">:公司规模形式<text:tab/>标签类型:下拉框</text:span><text:span text:style-name="T48">(小规模企业/一般纳税人企业)</text:span><text:span text:style-name="T45"> 必填<text:tab/>不可编辑</text:span></text:p>
      <text:p text:style-name="P43"><text:soft-page-break/><text:tab/><text:tab/><text:tab/><text:tab/></text:p>
      <text:p text:style-name="P35"><text:tab/><text:tab/><text:tab/><text:span text:style-name="T9">功能名称_3</text:span>:编辑 功能类型:编辑</text:p>
      <text:p text:style-name="P71"><text:tab/><text:tab/><text:tab/><text:tab/>加上一个字段 ：id <text:s/>文本框 <text:s text:c="3"/>设置隐藏</text:p>
      <text:p text:style-name="P44"><text:tab/><text:tab/><text:tab/><text:tab/>字段名称_１:<text:span text:style-name="T66">公司名称<text:tab/>标签类型:文本框 必填</text:span></text:p>
      <text:p text:style-name="P77"><text:span text:style-name="T43"><text:tab/><text:tab/><text:tab/><text:tab/>字段名称_２:</text:span><text:span text:style-name="T45">税</text:span><text:span text:style-name="T44">号<text:tab/><text:tab/></text:span><text:span text:style-name="T45">标签类型:文本框 必填</text:span></text:p>
      <text:p text:style-name="P77"><text:span text:style-name="T43"><text:tab/><text:tab/><text:tab/><text:tab/>字段名称_</text:span><text:span text:style-name="T60">３</text:span><text:span text:style-name="T43">:</text:span><text:span text:style-name="T45">电</text:span><text:span text:style-name="T44">话<text:tab/><text:tab/></text:span><text:span text:style-name="T45">标签类型:文本框 必填</text:span></text:p>
      <text:p text:style-name="P77"><text:span text:style-name="T43"><text:tab/><text:tab/><text:tab/><text:tab/>字段名称_</text:span><text:span text:style-name="T60">４</text:span><text:span text:style-name="T43">:</text:span><text:span text:style-name="T45">地</text:span><text:span text:style-name="T44">址<text:tab/><text:tab/></text:span><text:span text:style-name="T45">标签类型:文本框 必填</text:span></text:p>
      <text:p text:style-name="P77"><text:span text:style-name="T45"><text:tab/><text:tab/><text:tab/><text:tab/>字段名称_</text:span><text:span text:style-name="T48">５</text:span><text:span text:style-name="T45">:开</text:span><text:span text:style-name="T44">户银行<text:tab/></text:span><text:span text:style-name="T45">标签类型:文本框 必填</text:span></text:p>
      <text:p text:style-name="P77"><text:span text:style-name="T43"><text:tab/><text:tab/><text:tab/><text:tab/>字段名称_</text:span><text:span text:style-name="T61">６</text:span><text:span text:style-name="T43">:</text:span><text:span text:style-name="T45">银</text:span><text:span text:style-name="T44">行账号<text:tab/></text:span><text:span text:style-name="T45">标签类型:文本框 必填</text:span></text:p>
      <text:p text:style-name="P51"><text:span text:style-name="T66"><text:tab/><text:tab/><text:tab/><text:tab/>字段名称_</text:span><text:span text:style-name="T69">７</text:span><text:span text:style-name="T66">:公司规模形式<text:tab/>标签类型:下拉框</text:span><text:span text:style-name="T69">(小规模企业/一般纳税人企业)</text:span><text:span text:style-name="T66"> 必填</text:span><text:span text:style-name="T75">　</text:span><text:span text:style-name="T66">不可编辑</text:span></text:p>
      <text:p text:style-name="P43"/>
      <text:p text:style-name="P43"><text:tab/><text:tab/><text:tab/><text:span text:style-name="T9">功能名称_</text:span><text:span text:style-name="T10">4</text:span>:删除 功能类型: 删除</text:p>
      <text:p text:style-name="P43"><text:tab/><text:tab/><text:tab/><text:tab/>温馨提示：确定删除这条数据么？</text:p>
      <text:p text:style-name="P41"><text:tab/><text:tab/><text:tab/></text:p>
      <text:p text:style-name="P44"><text:tab/><text:tab/><text:tab/><text:span text:style-name="T9">功能名称_</text:span><text:span text:style-name="T12">５</text:span>:导出 功能类型: 导出</text:p>
      <text:p text:style-name="P44"><text:tab/><text:tab/></text:p>
      <text:p text:style-name="P44"><text:tab/><text:tab/></text:p>
      <text:p text:style-name="P44"><text:tab/><text:tab/><text:span text:style-name="T22">导航名_</text:span><text:span text:style-name="T27">４</text:span><text:span text:style-name="T22">:</text:span><text:span text:style-name="T25">会计科目</text:span></text:p>
      <text:p text:style-name="P44"><text:tab/><text:tab/><text:tab/><text:span text:style-name="T9">功能名字_1:资产类</text:span> <text:s/>功能类型:网格 (有网格)</text:p>
      <text:p text:style-name="P77"><text:span text:style-name="T43"><text:tab/><text:tab/><text:tab/><text:tab/></text:span><text:span text:style-name="T7">加上一个字段 ：id <text:s/>文本框 <text:s text:c="3"/>设置隐藏</text:span></text:p>
      <text:p text:style-name="P77"><text:span text:style-name="T43"><text:tab/><text:tab/><text:tab/><text:tab/>字段名称_１:</text:span><text:span text:style-name="T45">代</text:span><text:span text:style-name="T44">码 </text:span></text:p>
      <text:p text:style-name="P77"><text:span text:style-name="T43"><text:tab/><text:tab/><text:tab/><text:tab/>字段名称_２:</text:span><text:span text:style-name="T45">会</text:span><text:span text:style-name="T44">计科目名称</text:span></text:p>
      <text:p text:style-name="P77"><text:span text:style-name="T43"><text:tab/><text:tab/><text:tab/><text:tab/>字段名称_</text:span><text:span text:style-name="T60">３</text:span><text:span text:style-name="T43">:</text:span><text:span text:style-name="T45">所</text:span><text:span text:style-name="T44">属类别</text:span></text:p>
      <text:p text:style-name="P77"><text:span text:style-name="T43"><text:tab/><text:tab/><text:tab/><text:tab/>字段名称_</text:span><text:span text:style-name="T60">４</text:span><text:span text:style-name="T43">:</text:span><text:span text:style-name="T45">余</text:span><text:span text:style-name="T44">额方向</text:span></text:p>
      <text:p text:style-name="P77"><text:span text:style-name="T44"/></text:p>
      <text:p text:style-name="P78"><text:span text:style-name="T44"><text:tab/><text:tab/><text:tab/></text:span><text:span text:style-name="T13">功能名字_</text:span><text:span text:style-name="T14">2</text:span><text:span text:style-name="T13">:</text:span><text:span text:style-name="T14">负债</text:span><text:span text:style-name="T13">类</text:span><text:span text:style-name="T45"> <text:s/>功能类型:网格 (有网格)</text:span></text:p>
      <text:p text:style-name="P78"><text:span text:style-name="T43"><text:tab/><text:tab/><text:tab/><text:tab/></text:span><text:span text:style-name="T7">加上一个字段 ：id <text:s/>文本框 <text:s text:c="3"/>设置隐藏</text:span></text:p>
      <text:p text:style-name="P78"><text:span text:style-name="T43"><text:tab/><text:tab/><text:tab/><text:tab/>字段名称_１:</text:span><text:span text:style-name="T45">代</text:span><text:span text:style-name="T44">码 </text:span></text:p>
      <text:p text:style-name="P78"><text:span text:style-name="T43"><text:tab/><text:tab/><text:tab/><text:tab/>字段名称_２:</text:span><text:span text:style-name="T45">会</text:span><text:span text:style-name="T44">计科目名称</text:span></text:p>
      <text:p text:style-name="P78"><text:span text:style-name="T43"><text:tab/><text:tab/><text:tab/><text:tab/>字段名称_</text:span><text:span text:style-name="T60">３</text:span><text:span text:style-name="T43">:</text:span><text:span text:style-name="T45">所</text:span><text:span text:style-name="T44">属类别</text:span></text:p>
      <text:p text:style-name="P78"><text:span text:style-name="T45"><text:tab/><text:tab/><text:tab/><text:tab/>字段名称_</text:span><text:span text:style-name="T46">４</text:span><text:span text:style-name="T45">:余</text:span><text:span text:style-name="T44">额方向</text:span></text:p>
      <text:p text:style-name="P78"><text:span text:style-name="T44"/></text:p>
      <text:p text:style-name="P78"><text:span text:style-name="T44"><text:tab/><text:tab/><text:tab/></text:span><text:span text:style-name="T13">功能名字_</text:span><text:span text:style-name="T14">3</text:span><text:span text:style-name="T13">:</text:span><text:span text:style-name="T14">共同</text:span><text:span text:style-name="T13">类</text:span><text:span text:style-name="T45"> <text:s/>功能类型:网格 (有网格)</text:span></text:p>
      <text:p text:style-name="P78"><text:span text:style-name="T43"><text:tab/><text:tab/><text:tab/><text:tab/></text:span><text:span text:style-name="T7">加上一个字段 ：id <text:s/>文本框 <text:s text:c="3"/>设置隐藏</text:span></text:p>
      <text:p text:style-name="P78"><text:span text:style-name="T43"><text:tab/><text:tab/><text:tab/><text:tab/>字段名称_１:</text:span><text:span text:style-name="T45">代</text:span><text:span text:style-name="T44">码 </text:span></text:p>
      <text:p text:style-name="P78"><text:span text:style-name="T43"><text:tab/><text:tab/><text:tab/><text:tab/>字段名称_２:</text:span><text:span text:style-name="T45">会</text:span><text:span text:style-name="T44">计科目名称</text:span></text:p>
      <text:p text:style-name="P78"><text:span text:style-name="T43"><text:tab/><text:tab/><text:tab/><text:tab/>字段名称_</text:span><text:span text:style-name="T60">３</text:span><text:span text:style-name="T43">:</text:span><text:span text:style-name="T45">所</text:span><text:span text:style-name="T44">属类别</text:span></text:p>
      <text:p text:style-name="P78"><text:span text:style-name="T45"><text:tab/><text:tab/><text:tab/><text:tab/>字段名称_</text:span><text:span text:style-name="T46">４</text:span><text:span text:style-name="T45">:余</text:span><text:span text:style-name="T44">额方向</text:span></text:p>
      <text:p text:style-name="P78"><text:span text:style-name="T44"/></text:p>
      <text:p text:style-name="P78"><text:span text:style-name="T44"><text:tab/><text:tab/><text:tab/></text:span><text:span text:style-name="T13">功能名字_</text:span><text:span text:style-name="T14">4</text:span><text:span text:style-name="T13">:成本类</text:span><text:span text:style-name="T45"> <text:s/>功能类型:网格 (有网格)</text:span></text:p>
      <text:p text:style-name="P78"><text:span text:style-name="T43"><text:tab/><text:tab/><text:tab/><text:tab/></text:span><text:span text:style-name="T7">加上一个字段 ：id <text:s/>文本框 <text:s text:c="3"/>设置隐藏</text:span></text:p>
      <text:p text:style-name="P78"><text:span text:style-name="T43"><text:tab/><text:tab/><text:tab/><text:tab/>字段名称_１:</text:span><text:span text:style-name="T45">代</text:span><text:span text:style-name="T44">码 </text:span></text:p>
      <text:p text:style-name="P78"><text:span text:style-name="T43"><text:tab/><text:tab/><text:tab/><text:tab/>字段名称_２:</text:span><text:span text:style-name="T45">会</text:span><text:span text:style-name="T44">计科目名称</text:span></text:p>
      <text:p text:style-name="P78"><text:span text:style-name="T43"><text:tab/><text:tab/><text:tab/><text:tab/>字段名称_</text:span><text:span text:style-name="T60">３</text:span><text:span text:style-name="T43">:</text:span><text:span text:style-name="T45">所</text:span><text:span text:style-name="T44">属类别</text:span></text:p>
      <text:p text:style-name="P78"><text:span text:style-name="T45"><text:tab/><text:tab/><text:tab/><text:tab/>字段名称_</text:span><text:span text:style-name="T46">４</text:span><text:span text:style-name="T45">:余</text:span><text:span text:style-name="T44">额方向</text:span></text:p>
      <text:p text:style-name="P78"><text:span text:style-name="T44"/></text:p>
      <text:p text:style-name="P78"><text:span text:style-name="T44"><text:tab/><text:tab/><text:tab/></text:span><text:span text:style-name="T13">功能名字_</text:span><text:span text:style-name="T14">5</text:span><text:span text:style-name="T13">:</text:span><text:span text:style-name="T14">损益</text:span><text:span text:style-name="T13">类</text:span><text:span text:style-name="T45"> <text:s/>功能类型:网格 (有网格)</text:span></text:p>
      <text:p text:style-name="P78"><text:soft-page-break/><text:span text:style-name="T43"><text:tab/><text:tab/><text:tab/><text:tab/></text:span><text:span text:style-name="T7">加上一个字段 ：id <text:s/>文本框 <text:s text:c="3"/>设置隐藏</text:span></text:p>
      <text:p text:style-name="P78"><text:span text:style-name="T43"><text:tab/><text:tab/><text:tab/><text:tab/>字段名称_１:</text:span><text:span text:style-name="T45">代</text:span><text:span text:style-name="T44">码 </text:span></text:p>
      <text:p text:style-name="P78"><text:span text:style-name="T43"><text:tab/><text:tab/><text:tab/><text:tab/>字段名称_２:</text:span><text:span text:style-name="T45">会</text:span><text:span text:style-name="T44">计科目名称</text:span></text:p>
      <text:p text:style-name="P78"><text:span text:style-name="T43"><text:tab/><text:tab/><text:tab/><text:tab/>字段名称_</text:span><text:span text:style-name="T60">３</text:span><text:span text:style-name="T43">:</text:span><text:span text:style-name="T45">所</text:span><text:span text:style-name="T44">属类别</text:span></text:p>
      <text:p text:style-name="P78"><text:span text:style-name="T45"><text:tab/><text:tab/><text:tab/><text:tab/>字段名称_</text:span><text:span text:style-name="T46">４</text:span><text:span text:style-name="T45">:余</text:span><text:span text:style-name="T44">额方向</text:span></text:p>
      <text:p text:style-name="P56"/>
      <text:p text:style-name="P44"><text:tab/><text:tab/></text:p>
      <text:p text:style-name="P77"><text:span text:style-name="T43"><text:tab/><text:tab/><text:tab/></text:span><text:span text:style-name="T11">功能名称_2:</text:span><text:span text:style-name="T43">添加 功能类型:编辑 </text:span></text:p>
      <text:p text:style-name="P79"><text:span text:style-name="T43"><text:tab/><text:tab/><text:tab/><text:tab/>字段名称_１:</text:span><text:span text:style-name="T45">代码<text:tab/><text:tab/><text:tab/>标签类型:文本框 必填 </text:span></text:p>
      <text:p text:style-name="P79"><text:span text:style-name="T43"><text:tab/><text:tab/><text:tab/><text:tab/>字段名称_２:</text:span><text:span text:style-name="T45">会</text:span><text:span text:style-name="T44">计科目名称</text:span><text:span text:style-name="T49"><text:tab/></text:span><text:span text:style-name="T45">标签类型:文本框 必填</text:span></text:p>
      <text:p text:style-name="P87"><text:span text:style-name="T43"><text:tab/><text:tab/><text:tab/><text:tab/>字段名称_</text:span><text:span text:style-name="T60">３</text:span><text:span text:style-name="T43">:</text:span><text:span text:style-name="T45">所</text:span><text:span text:style-name="T44">属类别<text:tab/><text:tab/></text:span><text:span text:style-name="T45">标签类型:下拉框</text:span><text:span text:style-name="T49">　</text:span><text:span text:style-name="T45">必填<text:tab/>不可编辑</text:span></text:p>
      <text:p text:style-name="P79"><text:span text:style-name="T49"><text:tab/><text:tab/><text:tab/><text:tab/>(资产类/负债类/共同类/权益类/成本类/损益类)</text:span><text:span text:style-name="T45"> </text:span></text:p>
      <text:p text:style-name="P87"><text:span text:style-name="T45"><text:tab/><text:tab/><text:tab/><text:tab/>字段名称_</text:span><text:span text:style-name="T46">４</text:span><text:span text:style-name="T45">:余额方向<text:tab/><text:tab/>标签类型:下拉框</text:span><text:span text:style-name="T49">(借/贷)</text:span><text:span text:style-name="T45"> 必填</text:span><text:span text:style-name="T54">　</text:span><text:span text:style-name="T45">不可编辑</text:span></text:p>
      <text:p text:style-name="P44"><text:tab/><text:tab/><text:tab/><text:tab/></text:p>
      <text:p text:style-name="P36"><text:tab/><text:tab/><text:tab/><text:span text:style-name="T9">功能名称_3</text:span>:编辑 功能类型:编辑</text:p>
      <text:p text:style-name="P72"><text:tab/><text:tab/><text:tab/><text:tab/>加上一个字段 ：id <text:s/>文本框 <text:s text:c="3"/>设置隐藏</text:p>
      <text:p text:style-name="P45"><text:tab/><text:tab/><text:tab/><text:tab/>字段名称_１:<text:span text:style-name="T66">代码<text:tab/><text:tab/><text:tab/>标签类型:文本框 必填 </text:span></text:p>
      <text:p text:style-name="P79"><text:span text:style-name="T43"><text:tab/><text:tab/><text:tab/><text:tab/>字段名称_２:</text:span><text:span text:style-name="T45">会</text:span><text:span text:style-name="T44">计科目名称</text:span><text:span text:style-name="T49"><text:tab/></text:span><text:span text:style-name="T45">标签类型:文本框 必填</text:span></text:p>
      <text:p text:style-name="P79"><text:span text:style-name="T43"><text:tab/><text:tab/><text:tab/><text:tab/>字段名称_</text:span><text:span text:style-name="T60">３</text:span><text:span text:style-name="T43">:</text:span><text:span text:style-name="T45">所</text:span><text:span text:style-name="T44">属类别<text:tab/><text:tab/></text:span><text:span text:style-name="T45">标签类型:下拉框</text:span><text:span text:style-name="T49">　</text:span><text:span text:style-name="T45">必填</text:span></text:p>
      <text:p text:style-name="P79"><text:span text:style-name="T49"><text:tab/><text:tab/><text:tab/><text:tab/>(资产类/负债类/共同类/权益类/成本类/损益类)</text:span><text:span text:style-name="T45"> </text:span></text:p>
      <text:p text:style-name="P45"><text:span text:style-name="T66"><text:tab/><text:tab/><text:tab/><text:tab/>字段名称_</text:span><text:span text:style-name="T67">４</text:span><text:span text:style-name="T66">:余额方向<text:tab/><text:tab/>标签类型:下拉框</text:span><text:span text:style-name="T70">(借/贷)</text:span><text:span text:style-name="T66"> 必填</text:span></text:p>
      <text:p text:style-name="P44"/>
      <text:p text:style-name="P44"><text:tab/><text:tab/><text:tab/><text:span text:style-name="T9">功能名称_</text:span><text:span text:style-name="T10">4</text:span>:删除 功能类型: 删除</text:p>
      <text:p text:style-name="P44"><text:tab/><text:tab/><text:tab/><text:tab/>温馨提示：确定删除这条数据么？</text:p>
      <text:p text:style-name="P44"/>
      <text:p text:style-name="P45"><text:tab/><text:tab/><text:tab/><text:span text:style-name="T9">功能名称_</text:span><text:span text:style-name="T17">５</text:span>:搜索 功能类型: 搜索</text:p>
      <text:p text:style-name="P45"><text:tab/><text:tab/><text:tab/><text:tab/>字段名称_<text:span text:style-name="T79">1:会计科目名称 标签类型:文本框　必填</text:span></text:p>
      <text:p text:style-name="P44"><text:tab/><text:tab/><text:tab/></text:p>
      <text:p text:style-name="P45"><text:tab/><text:tab/><text:tab/><text:span text:style-name="T9">功能名称_</text:span><text:span text:style-name="T17">６</text:span>:导入 功能类型: 导入</text:p>
      <text:p text:style-name="P44"/>
      <text:p text:style-name="P44"/>
      <text:p text:style-name="P44"><text:tab/><text:tab/><text:tab/><text:span text:style-name="T9">功能名称_</text:span><text:span text:style-name="T17">７</text:span>:导出 功能类型: 导出</text:p>
      <text:p text:style-name="P1"/>
      <text:p text:style-name="P13"/>
      <text:p text:style-name="P59"><text:tab/><text:tab/><text:span text:style-name="T24">导航名_</text:span><text:span text:style-name="T28">５</text:span><text:span text:style-name="T24">:</text:span><text:span text:style-name="T25">核算部门</text:span></text:p>
      <text:p text:style-name="P46"><text:tab/><text:tab/><text:tab/><text:span text:style-name="T9">功能名字_1:</text:span>列表 <text:s/>功能类型:网格 (有网格)</text:p>
      <text:p text:style-name="P80"><text:span text:style-name="T43"><text:tab/><text:tab/><text:tab/><text:tab/></text:span><text:span text:style-name="T7">加上一个字段 ：id <text:s/>文本框 <text:s text:c="3"/>设置隐藏</text:span></text:p>
      <text:p text:style-name="P80"><text:span text:style-name="T43"><text:tab/><text:tab/><text:tab/><text:tab/>字段名称_１:</text:span><text:span text:style-name="T45">序号</text:span></text:p>
      <text:p text:style-name="P80"><text:span text:style-name="T43"><text:tab/><text:tab/><text:tab/><text:tab/>字段名称_１:</text:span><text:span text:style-name="T45">核算部门</text:span></text:p>
      <text:p text:style-name="P80"><text:span text:style-name="T43"><text:tab/><text:tab/><text:tab/><text:tab/>字段名称_２:</text:span><text:span text:style-name="T45">项目名称</text:span></text:p>
      <text:p text:style-name="P80"><text:span text:style-name="T43"><text:tab/><text:tab/><text:tab/><text:tab/>字段名称_</text:span><text:span text:style-name="T60">３</text:span><text:span text:style-name="T43">:</text:span><text:span text:style-name="T45">职员</text:span></text:p>
      <text:p text:style-name="P80"><text:span text:style-name="T43"><text:tab/><text:tab/><text:tab/><text:tab/></text:span></text:p>
      <text:p text:style-name="P46"><text:tab/><text:tab/></text:p>
      <text:p text:style-name="P80"><text:span text:style-name="T43"><text:tab/><text:tab/><text:tab/></text:span><text:span text:style-name="T11">功能名称_2:</text:span><text:span text:style-name="T43">添加 功能类型:编辑 </text:span></text:p>
      <text:p text:style-name="P80"><text:span text:style-name="T43"><text:tab/><text:tab/><text:tab/><text:tab/>字段名称_１:</text:span><text:span text:style-name="T45">核算部门<text:tab/>标签类型:下拉框 必填</text:span><text:span text:style-name="T50">　可编辑</text:span></text:p>
      <text:p text:style-name="P80"><text:span text:style-name="T43"><text:tab/><text:tab/><text:tab/><text:tab/>字段名称_２:</text:span><text:span text:style-name="T45">项目名称<text:tab/>标签类型:文本框 必填</text:span></text:p>
      <text:p text:style-name="P80"><text:span text:style-name="T45"><text:tab/><text:tab/><text:tab/><text:tab/>字段名称_</text:span><text:span text:style-name="T46">３</text:span><text:span text:style-name="T45">:职员<text:tab/><text:tab/>标签类型:文本框 必填<text:tab/>可编辑</text:span></text:p>
      <text:p text:style-name="P46"><text:tab/><text:tab/><text:tab/><text:tab/></text:p>
      <text:p text:style-name="P37"><text:tab/><text:tab/><text:tab/><text:span text:style-name="T9">功能名称_3</text:span>:编辑 功能类型:编辑</text:p>
      <text:p text:style-name="P73"><text:tab/><text:tab/><text:tab/><text:tab/>加上一个字段 ：id <text:s/>文本框 <text:s text:c="3"/>设置隐藏</text:p>
      <text:p text:style-name="P47"><text:soft-page-break/><text:tab/><text:tab/><text:tab/><text:tab/>字段名称_１:<text:span text:style-name="T66">核算部门<text:tab/>标签类型:下拉框 必填</text:span><text:span text:style-name="T71">　可编辑</text:span></text:p>
      <text:p text:style-name="P81"><text:span text:style-name="T43"><text:tab/><text:tab/><text:tab/><text:tab/>字段名称_２:</text:span><text:span text:style-name="T45">项目名称<text:tab/>标签类型:文本框 必填</text:span></text:p>
      <text:p text:style-name="P47"><text:span text:style-name="T66"><text:tab/><text:tab/><text:tab/><text:tab/>字段名称_</text:span><text:span text:style-name="T67">３</text:span><text:span text:style-name="T66">:职员<text:tab/><text:tab/>标签类型:文本框 必填<text:tab/>可编辑</text:span></text:p>
      <text:p text:style-name="P46"/>
      <text:p text:style-name="P46"><text:tab/><text:tab/><text:tab/><text:span text:style-name="T9">功能名称_</text:span><text:span text:style-name="T10">4</text:span>:删除 功能类型: 删除</text:p>
      <text:p text:style-name="P46"><text:tab/><text:tab/><text:tab/><text:tab/>温馨提示：确定删除这条数据么？</text:p>
      <text:p text:style-name="P46"/>
      <text:p text:style-name="P46"/>
      <text:p text:style-name="P47"><text:tab/><text:tab/><text:span text:style-name="T29">导航名_</text:span><text:span text:style-name="T31">６</text:span><text:span text:style-name="T29">:</text:span><text:span text:style-name="T30">凭证字</text:span></text:p>
      <text:p text:style-name="P47"><text:tab/><text:tab/><text:tab/><text:span text:style-name="T9">功能名字_1:</text:span>列表 <text:s/>功能类型:网格 (有网格)</text:p>
      <text:p text:style-name="P81"><text:span text:style-name="T43"><text:tab/><text:tab/><text:tab/><text:tab/></text:span><text:span text:style-name="T7">加上一个字段 ：id <text:s/>文本框 <text:s text:c="3"/>设置隐藏</text:span></text:p>
      <text:p text:style-name="P81"><text:span text:style-name="T43"><text:tab/><text:tab/><text:tab/><text:tab/>字段名称_１:</text:span><text:span text:style-name="T45">序号</text:span></text:p>
      <text:p text:style-name="P81"><text:span text:style-name="T43"><text:tab/><text:tab/><text:tab/><text:tab/>字段名称_１:</text:span><text:span text:style-name="T51">凭证字</text:span></text:p>
      <text:p text:style-name="P81"><text:span text:style-name="T43"><text:tab/><text:tab/><text:tab/><text:tab/></text:span></text:p>
      <text:p text:style-name="P47"><text:tab/><text:tab/></text:p>
      <text:p text:style-name="P81"><text:span text:style-name="T43"><text:tab/><text:tab/><text:tab/></text:span><text:span text:style-name="T11">功能名称_2:</text:span><text:span text:style-name="T43">添加 功能类型:编辑 </text:span></text:p>
      <text:p text:style-name="P81"><text:span text:style-name="T43"><text:tab/><text:tab/><text:tab/><text:tab/>字段名称_１:</text:span><text:span text:style-name="T51">凭证字</text:span><text:span text:style-name="T45"><text:tab/>标签类型:下拉框 必填</text:span><text:span text:style-name="T50">　可编辑</text:span></text:p>
      <text:p text:style-name="P47"><text:tab/><text:tab/><text:tab/><text:tab/><text:span text:style-name="T80">(记账凭证/收款凭证/付款凭证/转账凭证)</text:span></text:p>
      <text:p text:style-name="P38"><text:tab/><text:tab/><text:tab/><text:span text:style-name="T9">功能名称_3</text:span>:编辑 功能类型:编辑</text:p>
      <text:p text:style-name="P74"><text:tab/><text:tab/><text:tab/><text:tab/>加上一个字段 ：id <text:s/>文本框 <text:s text:c="3"/>设置隐藏</text:p>
      <text:p text:style-name="P47"><text:tab/><text:tab/><text:tab/><text:tab/>字段名称_１:<text:span text:style-name="T72">凭证字</text:span><text:span text:style-name="T66"><text:tab/>标签类型:下拉框 必填</text:span><text:span text:style-name="T71">　可编辑</text:span></text:p>
      <text:p text:style-name="P47"><text:span text:style-name="T71"><text:tab/><text:tab/><text:tab/><text:tab/></text:span><text:span text:style-name="T72">(记账凭证/收款凭证/付款凭证/转账凭证)</text:span></text:p>
      <text:p text:style-name="P47"/>
      <text:p text:style-name="P47"><text:tab/><text:tab/><text:tab/><text:span text:style-name="T9">功能名称_</text:span><text:span text:style-name="T10">4</text:span>:删除 功能类型: 删除</text:p>
      <text:p text:style-name="P47"><text:tab/><text:tab/><text:tab/><text:tab/>温馨提示：确定删除这条数据么？</text:p>
      <text:p text:style-name="P47"/>
      <text:p text:style-name="P47"/>
      <text:p text:style-name="P47"><text:tab/><text:tab/><text:span text:style-name="T29">导航名_</text:span><text:span text:style-name="T31">7</text:span><text:span text:style-name="T29">:</text:span><text:span text:style-name="T31">常用摘要</text:span></text:p>
      <text:p text:style-name="P47"><text:tab/><text:tab/><text:tab/><text:span text:style-name="T9">功能名字_1:</text:span>列表 <text:s/>功能类型:网格 (有网格)</text:p>
      <text:p text:style-name="P81"><text:span text:style-name="T43"><text:tab/><text:tab/><text:tab/><text:tab/></text:span><text:span text:style-name="T7">加上一个字段 ：id <text:s/>文本框 <text:s text:c="3"/>设置隐藏</text:span></text:p>
      <text:p text:style-name="P81"><text:span text:style-name="T43"><text:tab/><text:tab/><text:tab/><text:tab/>字段名称_１:</text:span><text:span text:style-name="T45">提</text:span><text:span text:style-name="T44">现</text:span></text:p>
      <text:p text:style-name="P81"><text:span text:style-name="T43"><text:tab/><text:tab/><text:tab/><text:tab/>字段名称_</text:span><text:span text:style-name="T62">2</text:span><text:span text:style-name="T43">:</text:span><text:span text:style-name="T51">存</text:span><text:span text:style-name="T44">现</text:span></text:p>
      <text:p text:style-name="P81"><text:span text:style-name="T44"><text:tab/><text:tab/><text:tab/><text:tab/></text:span><text:span text:style-name="T45">字段名称_</text:span><text:span text:style-name="T52">3</text:span><text:span text:style-name="T45">:计</text:span><text:span text:style-name="T44">提本月工资</text:span></text:p>
      <text:p text:style-name="P81"><text:span text:style-name="T45"><text:tab/><text:tab/><text:tab/><text:tab/>字段名称_</text:span><text:span text:style-name="T52">4</text:span><text:span text:style-name="T45">:本</text:span><text:span text:style-name="T44">月服务收入</text:span></text:p>
      <text:p text:style-name="P81"><text:span text:style-name="T43"><text:tab/><text:tab/><text:tab/><text:tab/>字段名称_</text:span><text:span text:style-name="T62">5</text:span><text:span text:style-name="T43">:</text:span><text:span text:style-name="T45">收</text:span><text:span text:style-name="T44">到货款</text:span></text:p>
      <text:p text:style-name="P81"><text:span text:style-name="T43"><text:tab/><text:tab/><text:tab/><text:tab/>字段名称_</text:span><text:span text:style-name="T62">6</text:span><text:span text:style-name="T43">:</text:span><text:span text:style-name="T45">支</text:span><text:span text:style-name="T44">付货款</text:span></text:p>
      <text:p text:style-name="P81"><text:span text:style-name="T44"><text:tab/><text:tab/><text:tab/><text:tab/></text:span><text:span text:style-name="T45">字段名称_</text:span><text:span text:style-name="T52">7</text:span><text:span text:style-name="T45">:支</text:span><text:span text:style-name="T44">付本月社保</text:span></text:p>
      <text:p text:style-name="P81"><text:span text:style-name="T45"><text:tab/><text:tab/><text:tab/><text:tab/>字段名称_</text:span><text:span text:style-name="T52">8</text:span><text:span text:style-name="T45">:支</text:span><text:span text:style-name="T44">付办公费</text:span></text:p>
      <text:p text:style-name="P81"><text:span text:style-name="T45"><text:tab/><text:tab/><text:tab/><text:tab/>字段名称_</text:span><text:span text:style-name="T52">9</text:span><text:span text:style-name="T45">:报</text:span><text:span text:style-name="T44">销差旅费</text:span></text:p>
      <text:p text:style-name="P81"><text:span text:style-name="T45"><text:tab/><text:tab/><text:tab/><text:tab/>字段名称_</text:span><text:span text:style-name="T52">10</text:span><text:span text:style-name="T45">:支</text:span><text:span text:style-name="T44">付交通费</text:span></text:p>
      <text:p text:style-name="P81"><text:span text:style-name="T43"><text:tab/><text:tab/><text:tab/><text:tab/>字段名称_</text:span><text:span text:style-name="T62">11</text:span><text:span text:style-name="T43">:</text:span><text:span text:style-name="T45">支</text:span><text:span text:style-name="T44">付业务招待费</text:span></text:p>
      <text:p text:style-name="P81"><text:span text:style-name="T43"><text:tab/><text:tab/><text:tab/><text:tab/>字段名称_</text:span><text:span text:style-name="T62">12</text:span><text:span text:style-name="T43">:</text:span><text:span text:style-name="T45">支</text:span><text:span text:style-name="T44">付本月税金</text:span></text:p>
      <text:p text:style-name="P81"><text:span text:style-name="T44"><text:tab/><text:tab/><text:tab/><text:tab/></text:span><text:span text:style-name="T45">字段名称_</text:span><text:span text:style-name="T52">13</text:span><text:span text:style-name="T45">:计</text:span><text:span text:style-name="T44">提本月税金及附加</text:span></text:p>
      <text:p text:style-name="P81"><text:span text:style-name="T45"><text:tab/><text:tab/><text:tab/><text:tab/></text:span></text:p>
      <text:p text:style-name="P47"><text:tab/><text:tab/></text:p>
      <text:p text:style-name="P81"><text:span text:style-name="T43"><text:tab/><text:tab/><text:tab/></text:span><text:span text:style-name="T11">功能名称_2:</text:span><text:span text:style-name="T43">添加 功能类型:编辑 </text:span></text:p>
      <text:p text:style-name="P82"><text:span text:style-name="T43"><text:tab/><text:tab/><text:tab/><text:tab/>字段名称_１:</text:span><text:span text:style-name="T45">提现<text:tab/><text:tab/><text:tab/>标签类型:文本框 </text:span><text:span text:style-name="T52">非</text:span><text:span text:style-name="T45">必填</text:span></text:p>
      <text:p text:style-name="P82"><text:span text:style-name="T43"><text:tab/><text:tab/><text:tab/><text:tab/>字段名称_</text:span><text:span text:style-name="T62">2</text:span><text:span text:style-name="T43">:</text:span><text:span text:style-name="T51">存</text:span><text:span text:style-name="T44">现<text:tab/><text:tab/><text:tab/><text:tab/></text:span><text:span text:style-name="T45">标签类型:文本框 </text:span><text:span text:style-name="T52">非</text:span><text:span text:style-name="T45">必填</text:span></text:p>
      <text:p text:style-name="P82"><text:span text:style-name="T44"><text:tab/><text:tab/><text:tab/><text:tab/></text:span><text:span text:style-name="T45">字段名称_</text:span><text:span text:style-name="T52">3</text:span><text:span text:style-name="T45">:计</text:span><text:span text:style-name="T44">提本月工资<text:tab/></text:span><text:span text:style-name="T45">标签类型:文本框 </text:span><text:span text:style-name="T52">非</text:span><text:span text:style-name="T45">必填</text:span></text:p>
      <text:p text:style-name="P82"><text:soft-page-break/><text:span text:style-name="T45"><text:tab/><text:tab/><text:tab/><text:tab/>字段名称_</text:span><text:span text:style-name="T52">4</text:span><text:span text:style-name="T45">:本</text:span><text:span text:style-name="T44">月服务收入<text:tab/></text:span><text:span text:style-name="T45">标签类型:文本框 </text:span><text:span text:style-name="T52">非</text:span><text:span text:style-name="T45">必填</text:span></text:p>
      <text:p text:style-name="P82"><text:span text:style-name="T43"><text:tab/><text:tab/><text:tab/><text:tab/>字段名称_</text:span><text:span text:style-name="T62">5</text:span><text:span text:style-name="T43">:</text:span><text:span text:style-name="T45">收</text:span><text:span text:style-name="T44">到货款<text:tab/><text:tab/></text:span><text:span text:style-name="T45">标签类型:文本框 </text:span><text:span text:style-name="T52">非</text:span><text:span text:style-name="T45">必填</text:span></text:p>
      <text:p text:style-name="P82"><text:span text:style-name="T43"><text:tab/><text:tab/><text:tab/><text:tab/>字段名称_</text:span><text:span text:style-name="T62">6</text:span><text:span text:style-name="T43">:</text:span><text:span text:style-name="T45">支</text:span><text:span text:style-name="T44">付货款<text:tab/><text:tab/></text:span><text:span text:style-name="T45">标签类型:文本框 </text:span><text:span text:style-name="T52">非</text:span><text:span text:style-name="T45">必填</text:span></text:p>
      <text:p text:style-name="P82"><text:span text:style-name="T44"><text:tab/><text:tab/><text:tab/><text:tab/></text:span><text:span text:style-name="T45">字段名称_</text:span><text:span text:style-name="T52">7</text:span><text:span text:style-name="T45">:支</text:span><text:span text:style-name="T44">付本月社保<text:tab/></text:span><text:span text:style-name="T45">标签类型:文本框 </text:span><text:span text:style-name="T52">非</text:span><text:span text:style-name="T45">必填</text:span></text:p>
      <text:p text:style-name="P82"><text:span text:style-name="T45"><text:tab/><text:tab/><text:tab/><text:tab/>字段名称_</text:span><text:span text:style-name="T52">8</text:span><text:span text:style-name="T45">:支</text:span><text:span text:style-name="T44">付办公费<text:tab/><text:tab/></text:span><text:span text:style-name="T45">标签类型:文本框 </text:span><text:span text:style-name="T52">非</text:span><text:span text:style-name="T45">必填</text:span></text:p>
      <text:p text:style-name="P82"><text:span text:style-name="T45"><text:tab/><text:tab/><text:tab/><text:tab/>字段名称_</text:span><text:span text:style-name="T52">9</text:span><text:span text:style-name="T45">:报</text:span><text:span text:style-name="T44">销差旅费<text:tab/><text:tab/></text:span><text:span text:style-name="T45">标签类型:文本框 </text:span><text:span text:style-name="T52">非</text:span><text:span text:style-name="T45">必填</text:span></text:p>
      <text:p text:style-name="P82"><text:span text:style-name="T45"><text:tab/><text:tab/><text:tab/><text:tab/>字段名称_</text:span><text:span text:style-name="T52">10</text:span><text:span text:style-name="T45">:支</text:span><text:span text:style-name="T44">付交通费<text:tab/><text:tab/></text:span><text:span text:style-name="T45">标签类型:文本框 </text:span><text:span text:style-name="T52">非</text:span><text:span text:style-name="T45">必填</text:span></text:p>
      <text:p text:style-name="P82"><text:span text:style-name="T43"><text:tab/><text:tab/><text:tab/><text:tab/>字段名称_</text:span><text:span text:style-name="T62">11</text:span><text:span text:style-name="T43">:</text:span><text:span text:style-name="T45">支</text:span><text:span text:style-name="T44">付业务招待费<text:tab/></text:span><text:span text:style-name="T45">标签类型:文本框 </text:span><text:span text:style-name="T52">非</text:span><text:span text:style-name="T45">必填</text:span></text:p>
      <text:p text:style-name="P82"><text:span text:style-name="T43"><text:tab/><text:tab/><text:tab/><text:tab/>字段名称_</text:span><text:span text:style-name="T62">12</text:span><text:span text:style-name="T43">:</text:span><text:span text:style-name="T45">支</text:span><text:span text:style-name="T44">付本月税金<text:tab/></text:span><text:span text:style-name="T45">标签类型:文本框 </text:span><text:span text:style-name="T52">非</text:span><text:span text:style-name="T45">必填</text:span></text:p>
      <text:p text:style-name="P82"><text:span text:style-name="T50"><text:tab/><text:tab/><text:tab/><text:tab/></text:span><text:span text:style-name="T45">字段名称_</text:span><text:span text:style-name="T52">13</text:span><text:span text:style-name="T45">:计</text:span><text:span text:style-name="T50">提本月税金及附加<text:tab/></text:span><text:span text:style-name="T45">标签类型:文本框 </text:span><text:span text:style-name="T52">非</text:span><text:span text:style-name="T45">必填</text:span></text:p>
      <text:p text:style-name="P38"><text:tab/><text:tab/><text:tab/><text:span text:style-name="T9">功能名称_3</text:span>:编辑 功能类型:编辑</text:p>
      <text:p text:style-name="P74"><text:tab/><text:tab/><text:tab/><text:tab/>加上一个字段 ：id <text:s/>文本框 <text:s text:c="3"/>设置隐藏</text:p>
      <text:p text:style-name="P48"><text:tab/><text:tab/><text:tab/><text:tab/>字段名称_１:<text:span text:style-name="T66">提现<text:tab/><text:tab/><text:tab/>标签类型:文本框 </text:span><text:span text:style-name="T73">非</text:span><text:span text:style-name="T66">必填</text:span></text:p>
      <text:p text:style-name="P82"><text:span text:style-name="T43"><text:tab/><text:tab/><text:tab/><text:tab/>字段名称_</text:span><text:span text:style-name="T62">2</text:span><text:span text:style-name="T43">:</text:span><text:span text:style-name="T51">存</text:span><text:span text:style-name="T44">现<text:tab/><text:tab/><text:tab/><text:tab/></text:span><text:span text:style-name="T45">标签类型:文本框 </text:span><text:span text:style-name="T52">非</text:span><text:span text:style-name="T45">必填</text:span></text:p>
      <text:p text:style-name="P82"><text:span text:style-name="T44"><text:tab/><text:tab/><text:tab/><text:tab/></text:span><text:span text:style-name="T45">字段名称_</text:span><text:span text:style-name="T52">3</text:span><text:span text:style-name="T45">:计</text:span><text:span text:style-name="T44">提本月工资<text:tab/></text:span><text:span text:style-name="T45">标签类型:文本框 </text:span><text:span text:style-name="T52">非</text:span><text:span text:style-name="T45">必填</text:span></text:p>
      <text:p text:style-name="P82"><text:span text:style-name="T45"><text:tab/><text:tab/><text:tab/><text:tab/>字段名称_</text:span><text:span text:style-name="T52">4</text:span><text:span text:style-name="T45">:本</text:span><text:span text:style-name="T44">月服务收入<text:tab/></text:span><text:span text:style-name="T45">标签类型:文本框 </text:span><text:span text:style-name="T52">非</text:span><text:span text:style-name="T45">必填</text:span></text:p>
      <text:p text:style-name="P82"><text:span text:style-name="T43"><text:tab/><text:tab/><text:tab/><text:tab/>字段名称_</text:span><text:span text:style-name="T62">5</text:span><text:span text:style-name="T43">:</text:span><text:span text:style-name="T45">收</text:span><text:span text:style-name="T44">到货款<text:tab/><text:tab/></text:span><text:span text:style-name="T45">标签类型:文本框 </text:span><text:span text:style-name="T52">非</text:span><text:span text:style-name="T45">必填</text:span></text:p>
      <text:p text:style-name="P82"><text:span text:style-name="T43"><text:tab/><text:tab/><text:tab/><text:tab/>字段名称_</text:span><text:span text:style-name="T62">6</text:span><text:span text:style-name="T43">:</text:span><text:span text:style-name="T45">支</text:span><text:span text:style-name="T44">付货款<text:tab/><text:tab/></text:span><text:span text:style-name="T45">标签类型:文本框 </text:span><text:span text:style-name="T52">非</text:span><text:span text:style-name="T45">必填</text:span></text:p>
      <text:p text:style-name="P82"><text:span text:style-name="T44"><text:tab/><text:tab/><text:tab/><text:tab/></text:span><text:span text:style-name="T45">字段名称_</text:span><text:span text:style-name="T52">7</text:span><text:span text:style-name="T45">:支</text:span><text:span text:style-name="T44">付本月社保<text:tab/></text:span><text:span text:style-name="T45">标签类型:文本框 </text:span><text:span text:style-name="T52">非</text:span><text:span text:style-name="T45">必填</text:span></text:p>
      <text:p text:style-name="P82"><text:span text:style-name="T45"><text:tab/><text:tab/><text:tab/><text:tab/>字段名称_</text:span><text:span text:style-name="T52">8</text:span><text:span text:style-name="T45">:支</text:span><text:span text:style-name="T44">付办公费<text:tab/><text:tab/></text:span><text:span text:style-name="T45">标签类型:文本框 </text:span><text:span text:style-name="T52">非</text:span><text:span text:style-name="T45">必填</text:span></text:p>
      <text:p text:style-name="P82"><text:span text:style-name="T45"><text:tab/><text:tab/><text:tab/><text:tab/>字段名称_</text:span><text:span text:style-name="T52">9</text:span><text:span text:style-name="T45">:报</text:span><text:span text:style-name="T44">销差旅费<text:tab/><text:tab/></text:span><text:span text:style-name="T45">标签类型:文本框 </text:span><text:span text:style-name="T52">非</text:span><text:span text:style-name="T45">必填</text:span></text:p>
      <text:p text:style-name="P82"><text:span text:style-name="T45"><text:tab/><text:tab/><text:tab/><text:tab/>字段名称_</text:span><text:span text:style-name="T52">10</text:span><text:span text:style-name="T45">:支</text:span><text:span text:style-name="T44">付交通费<text:tab/><text:tab/></text:span><text:span text:style-name="T45">标签类型:文本框 </text:span><text:span text:style-name="T52">非</text:span><text:span text:style-name="T45">必填</text:span></text:p>
      <text:p text:style-name="P82"><text:span text:style-name="T43"><text:tab/><text:tab/><text:tab/><text:tab/>字段名称_</text:span><text:span text:style-name="T62">11</text:span><text:span text:style-name="T43">:</text:span><text:span text:style-name="T45">支</text:span><text:span text:style-name="T44">付业务招待费<text:tab/></text:span><text:span text:style-name="T45">标签类型:文本框 </text:span><text:span text:style-name="T52">非</text:span><text:span text:style-name="T45">必填</text:span></text:p>
      <text:p text:style-name="P82"><text:span text:style-name="T43"><text:tab/><text:tab/><text:tab/><text:tab/>字段名称_</text:span><text:span text:style-name="T62">12</text:span><text:span text:style-name="T43">:</text:span><text:span text:style-name="T45">支</text:span><text:span text:style-name="T44">付本月税金<text:tab/></text:span><text:span text:style-name="T45">标签类型:文本框 </text:span><text:span text:style-name="T52">非</text:span><text:span text:style-name="T45">必填</text:span></text:p>
      <text:p text:style-name="P48"><text:span text:style-name="T71"><text:tab/><text:tab/><text:tab/><text:tab/></text:span><text:span text:style-name="T66">字段名称_</text:span><text:span text:style-name="T73">13</text:span><text:span text:style-name="T66">:计</text:span><text:span text:style-name="T71">提本月税金及附加<text:tab/></text:span><text:span text:style-name="T66">标签类型:文本框 </text:span><text:span text:style-name="T73">非</text:span><text:span text:style-name="T66">必填</text:span></text:p>
      <text:p text:style-name="P47"/>
      <text:p text:style-name="P47"><text:tab/><text:tab/><text:tab/><text:span text:style-name="T9">功能名称_</text:span><text:span text:style-name="T10">4</text:span>:删除 功能类型: 删除</text:p>
      <text:p text:style-name="P47"><text:tab/><text:tab/><text:tab/><text:tab/>温馨提示：确定删除这条数据么？</text:p>
      <text:p text:style-name="P58"><text:tab/><text:tab/><text:tab/></text:p>
      <text:p text:style-name="P60"><text:tab/><text:tab/><text:tab/><text:span text:style-name="T11">功能名称_</text:span><text:span text:style-name="T18">５</text:span><text:span text:style-name="T78">:搜索 功能类型: 搜索</text:span></text:p>
      <text:p text:style-name="P60"><text:tab/><text:tab/><text:tab/><text:tab/>字段名称<text:span text:style-name="T81">＿1:搜索词　文本框</text:span></text:p>
      <text:p text:style-name="P60"/>
      <text:p text:style-name="P60"/>
      <text:p text:style-name="P60"/>
      <text:p text:style-name="P61"><text:tab/><text:tab/><text:span text:style-name="T24">导航名_</text:span><text:span text:style-name="T32">8</text:span><text:span text:style-name="T24">: </text:span><text:span text:style-name="T3">账户来源</text:span></text:p>
      <text:p text:style-name="P49"><text:tab/><text:tab/><text:tab/><text:span text:style-name="T9">功能名字_1:</text:span>列表 <text:s/>功能类型:网格 (有网格)</text:p>
      <text:p text:style-name="P49"><text:tab/><text:tab/><text:tab/><text:tab/><text:span text:style-name="T2">加上一个字段 ：id <text:s/>文本框 <text:s text:c="3"/>设置隐藏</text:span></text:p>
      <text:p text:style-name="P49"><text:tab/><text:tab/><text:tab/><text:tab/>字段名称_1:用户名称</text:p>
      <text:p text:style-name="P49"><text:tab/><text:tab/><text:tab/><text:tab/>字段名称_2:帐号</text:p>
      <text:p text:style-name="P49"><text:tab/><text:tab/><text:tab/><text:tab/>字段名称_3:一级科目</text:p>
      <text:p text:style-name="P49"><text:tab/><text:tab/><text:tab/><text:tab/>字段名称_<text:span text:style-name="T38">4</text:span>:二级科目</text:p>
      <text:p text:style-name="P49"><text:tab/><text:tab/><text:tab/><text:tab/>字段名称_<text:span text:style-name="T38">5</text:span>:三级科目</text:p>
      <text:p text:style-name="P49"><text:tab/><text:tab/><text:tab/><text:tab/>字段名称_<text:span text:style-name="T39">6</text:span>:开户行地址</text:p>
      <text:p text:style-name="P49"><text:tab/><text:tab/><text:tab/><text:tab/>字段名称_<text:span text:style-name="T39">7</text:span>:备注</text:p>
      <text:p text:style-name="P49"><text:tab/><text:tab/><text:tab/><text:tab/></text:p>
      <text:p text:style-name="P57"/>
      <text:p text:style-name="P49"><text:tab/><text:tab/></text:p>
      <text:p text:style-name="P49"><text:tab/><text:tab/><text:tab/><text:span text:style-name="T9">功能名称_2:</text:span>添加 功能类型:编辑 </text:p>
      <text:p text:style-name="P49"><text:soft-page-break/><text:tab/><text:tab/><text:tab/><text:tab/>字段名称_1:用户名称<text:tab/><text:tab/>标签类型:文本框 必填</text:p>
      <text:p text:style-name="P49"><text:tab/><text:tab/><text:tab/><text:tab/>字段名称_2:帐号<text:tab/><text:tab/><text:tab/>标签类型:文本框 非必填</text:p>
      <text:p text:style-name="P49"><text:tab/><text:tab/><text:tab/><text:tab/>字段名称_3:一级科目<text:tab/><text:tab/>标签类型:下拉框 必填 <text:s/>不可编辑</text:p>
      <text:p text:style-name="P49"><text:tab/><text:tab/><text:tab/><text:tab/>字段名称_<text:span text:style-name="T38">4</text:span>:二级科目<text:tab/><text:tab/>标签类型:下拉框 必填 <text:s/>不可编辑</text:p>
      <text:p text:style-name="P49"><text:tab/><text:tab/><text:tab/><text:tab/>字段名称_<text:span text:style-name="T38">5</text:span>:三级科目<text:tab/><text:tab/>标签类型:下拉框 必填 <text:s/>不可编辑</text:p>
      <text:p text:style-name="P49"><text:tab/><text:tab/><text:tab/><text:tab/><text:bookmark-start text:name="__DdeLink__7479_6268325681"/>字段名称_<text:span text:style-name="T38">6</text:span>:开户行地址<text:tab/><text:tab/>标签类型:文本框 非必填</text:p>
      <text:p text:style-name="P49"><text:tab/><text:tab/><text:tab/><text:tab/>字段名称_<text:span text:style-name="T39">7</text:span>:备注<text:tab/><text:tab/><text:tab/><text:tab/>标签类型:文本框 非必填<text:bookmark-end text:name="__DdeLink__7479_6268325681"/></text:p>
      <text:p text:style-name="P49"><text:tab/><text:tab/><text:tab/><text:tab/></text:p>
      <text:p text:style-name="P49"><text:tab/><text:tab/><text:tab/><text:tab/></text:p>
      <text:p text:style-name="P39"><text:tab/><text:tab/><text:tab/><text:span text:style-name="T9">功能名称_3</text:span>:编辑 功能类型:编辑</text:p>
      <text:p text:style-name="P75"><text:tab/><text:tab/><text:tab/><text:tab/>加上一个字段 ：id <text:s/>文本框 <text:s text:c="3"/>设置隐藏</text:p>
      <text:p text:style-name="P49"><text:tab/><text:tab/><text:tab/><text:tab/>字段名称_1:用户名称<text:tab/><text:tab/>标签类型:文本框 必填</text:p>
      <text:p text:style-name="P49"><text:tab/><text:tab/><text:tab/><text:tab/>字段名称_2:帐号<text:tab/><text:tab/><text:tab/>标签类型:文本框 非必填</text:p>
      <text:p text:style-name="P49"><text:tab/><text:tab/><text:tab/><text:tab/>字段名称_3:一级科目<text:tab/><text:tab/>标签类型:下拉框 必填<text:tab/><text:tab/>不可编辑</text:p>
      <text:p text:style-name="P49"><text:tab/><text:tab/><text:tab/><text:tab/>字段名称_<text:span text:style-name="T38">4</text:span>:二级科目<text:tab/><text:tab/>标签类型:下拉框 必填<text:tab/><text:tab/>不可编辑</text:p>
      <text:p text:style-name="P49"><text:tab/><text:tab/><text:tab/><text:tab/>字段名称_<text:span text:style-name="T38">5</text:span>:三级科目<text:tab/><text:tab/>标签类型:下拉框 必填<text:tab/><text:tab/>不可编辑</text:p>
      <text:p text:style-name="P49"><text:tab/><text:tab/><text:tab/><text:tab/>字段名称_<text:span text:style-name="T38">6</text:span>:开户行地址<text:tab/><text:tab/>标签类型:文本框 非必填</text:p>
      <text:p text:style-name="P49"><text:tab/><text:tab/><text:tab/><text:tab/>字段名称_<text:span text:style-name="T39">7</text:span>:备注<text:tab/><text:tab/><text:tab/><text:tab/>标签类型:文本框 非必填</text:p>
      <text:p text:style-name="P49"/>
      <text:p text:style-name="P49"/>
      <text:p text:style-name="P49"><text:tab/><text:tab/><text:tab/><text:span text:style-name="T9">功能名称_</text:span><text:span text:style-name="T10">4</text:span>:删除 功能类型: 删除</text:p>
      <text:p text:style-name="P62"><text:tab/><text:tab/><text:tab/><text:tab/>温馨提示：确定删除这条数据么？</text:p>
      <text:p text:style-name="P58"><text:tab/><text:tab/><text:tab/></text:p>
      <text:p text:style-name="P61"><text:tab/><text:tab/><text:tab/><text:span text:style-name="T11">功能名称_</text:span><text:span text:style-name="T19">5</text:span><text:span text:style-name="T78">:导出 功能类型: 导出</text:span></text:p>
      <text:p text:style-name="P21"/>
      <text:p text:style-name="P21"/>
      <text:p text:style-name="P23"><text:s text:c="2"/><text:span text:style-name="T34">导航下拉名_</text:span><text:span text:style-name="T35">2</text:span><text:span text:style-name="T34">:财务初始化</text:span></text:p>
      <text:p text:style-name="P15"><text:tab/><text:tab/><text:span text:style-name="T22">导航名_1: </text:span><text:span text:style-name="T3">基本参数</text:span></text:p>
      <text:p text:style-name="P14"><text:tab/><text:tab/><text:tab/><text:span text:style-name="T9">功能名字_1:</text:span>列表 <text:s/>功能类型:网格 (有网格)</text:p>
      <text:p text:style-name="P14"><text:tab/><text:tab/><text:tab/><text:tab/><text:span text:style-name="T2">加上一个字段 ：id <text:s/>文本框 <text:s text:c="3"/>设置隐藏</text:span></text:p>
      <text:p text:style-name="P83"><text:span text:style-name="T43"><text:tab/><text:tab/><text:tab/><text:tab/>字段名称_1:</text:span><text:span text:style-name="T44">公司名称</text:span></text:p>
      <text:p text:style-name="P83"><text:span text:style-name="T43"><text:tab/><text:tab/><text:tab/><text:tab/>字段名称_2:</text:span><text:span text:style-name="T44">本位币</text:span></text:p>
      <text:p text:style-name="P83"><text:span text:style-name="T43"><text:tab/><text:tab/><text:tab/><text:tab/>字段名称_3:</text:span><text:span text:style-name="T44">会计制度</text:span></text:p>
      <text:p text:style-name="P84"><text:span text:style-name="T43"><text:tab/><text:tab/><text:tab/><text:tab/>字段名称_</text:span><text:span text:style-name="T63">4</text:span><text:span text:style-name="T43">:</text:span><text:span text:style-name="T44">会计期间</text:span></text:p>
      <text:p text:style-name="P84"><text:span text:style-name="T43"><text:tab/><text:tab/><text:tab/><text:tab/>字段名称_</text:span><text:span text:style-name="T63">5</text:span><text:span text:style-name="T43">:</text:span><text:span text:style-name="T44">会计期间对应时间</text:span></text:p>
      <text:p text:style-name="P85"><text:span text:style-name="T44"><text:tab/><text:tab/><text:tab/><text:tab/></text:span><text:span text:style-name="T45">字段名称_</text:span><text:span text:style-name="T53">6</text:span><text:span text:style-name="T45">:税</text:span><text:span text:style-name="T44">号</text:span></text:p>
      <text:p text:style-name="P85"><text:span text:style-name="T43"><text:tab/><text:tab/><text:tab/><text:tab/>字段名称_</text:span><text:span text:style-name="T64">7</text:span><text:span text:style-name="T43">:</text:span><text:span text:style-name="T45">电</text:span><text:span text:style-name="T44">话</text:span></text:p>
      <text:p text:style-name="P85"><text:span text:style-name="T43"><text:tab/><text:tab/><text:tab/><text:tab/>字段名称_</text:span><text:span text:style-name="T64">8</text:span><text:span text:style-name="T43">:</text:span><text:span text:style-name="T45">地</text:span><text:span text:style-name="T44">址</text:span></text:p>
      <text:p text:style-name="P85"><text:span text:style-name="T43"><text:tab/><text:tab/><text:tab/><text:tab/>字段名称_</text:span><text:span text:style-name="T64">9</text:span><text:span text:style-name="T43">:</text:span><text:span text:style-name="T45">开</text:span><text:span text:style-name="T44">户银行</text:span></text:p>
      <text:p text:style-name="P85"><text:span text:style-name="T45"><text:tab/><text:tab/><text:tab/><text:tab/>字段名称_</text:span><text:span text:style-name="T53">10</text:span><text:span text:style-name="T45">:银</text:span><text:span text:style-name="T44">行账号</text:span></text:p>
      <text:p text:style-name="P85"><text:span text:style-name="T43"><text:tab/><text:tab/><text:tab/><text:tab/></text:span><text:span text:style-name="T45">字段名称_</text:span><text:span text:style-name="T53">11</text:span><text:span text:style-name="T45">:</text:span><text:span text:style-name="T44">公司规模形式</text:span></text:p>
      <text:p text:style-name="P86"><text:span text:style-name="T44"><text:tab/><text:tab/><text:tab/><text:tab/></text:span><text:span text:style-name="T45">字段名称_</text:span><text:span text:style-name="T53">12</text:span><text:span text:style-name="T45">:备注</text:span></text:p>
      <text:p text:style-name="P14"><text:tab/><text:tab/></text:p>
      <text:p text:style-name="P14"><text:tab/><text:tab/><text:tab/><text:span text:style-name="T9">功能名称_2:</text:span>添加 功能类型:编辑 </text:p>
      <text:p text:style-name="P50"><text:tab/><text:tab/><text:tab/><text:tab/>段名称_1:<text:span text:style-name="T66">公司名称<text:tab/><text:tab/><text:tab/><text:tab/>标签类型:下拉框 必填 <text:s/>不可编辑</text:span></text:p>
      <text:p text:style-name="P86"><text:span text:style-name="T43"><text:tab/><text:tab/><text:tab/><text:tab/>字段名称_2:</text:span><text:span text:style-name="T44">本位币<text:tab/><text:tab/><text:tab/><text:tab/></text:span><text:span text:style-name="T45">标签类型:文本框 必填</text:span></text:p>
      <text:p text:style-name="P87"><text:span text:style-name="T43"><text:tab/><text:tab/><text:tab/><text:tab/>字段名称_3:</text:span><text:span text:style-name="T44">会计制度<text:tab/><text:tab/><text:tab/></text:span><text:span text:style-name="T45">标签类型:</text:span><text:span text:style-name="T53">下拉</text:span><text:span text:style-name="T45">框 必填<text:tab/>不可编辑</text:span></text:p>
      <text:p text:style-name="P86"><text:span text:style-name="T45"><text:tab/><text:tab/><text:tab/><text:tab/></text:span><text:span text:style-name="T53">(小</text:span><text:span text:style-name="T44">企业会计制度/</text:span><text:span text:style-name="T53">企</text:span><text:span text:style-name="T44">业会计制度/</text:span><text:span text:style-name="T82">小</text:span><text:span text:style-name="T83">企业会计准则</text:span><text:span text:style-name="T53">)</text:span></text:p>
      <text:p text:style-name="P87"><text:span text:style-name="T43"><text:tab/><text:tab/><text:tab/><text:tab/>字段名称_</text:span><text:span text:style-name="T63">4</text:span><text:span text:style-name="T43">:</text:span><text:span text:style-name="T44">会计期间<text:tab/><text:tab/><text:tab/></text:span><text:span text:style-name="T45">标签类型:</text:span><text:span text:style-name="T54">下拉</text:span><text:span text:style-name="T45">框 必填<text:tab/>不可编辑</text:span></text:p>
      <text:p text:style-name="P87"><text:span text:style-name="T45"><text:tab/><text:tab/><text:tab/><text:tab/></text:span><text:span text:style-name="T53">(会计期间界定方式</text:span><text:span text:style-name="T54">/会</text:span><text:span text:style-name="T53">计年度启用日期</text:span><text:span text:style-name="T54">/账</text:span><text:span text:style-name="T53">套会计期间启用日期</text:span><text:span text:style-name="T54">/账</text:span><text:span text:style-name="T53">套会计启用日期)</text:span></text:p>
      <text:p text:style-name="P87"><text:span text:style-name="T53"><text:tab/><text:tab/><text:tab/></text:span><text:span text:style-name="T54">(前端判断一下如果用户选中</text:span><text:span text:style-name="T55">会计期间界定方式</text:span><text:span text:style-name="T56">那么下方的对应时间就回显为</text:span><text:span text:style-name="T57">自然月份</text:span></text:p>
      <text:p text:style-name="P87"><text:soft-page-break/><text:span text:style-name="T56"><text:tab/><text:tab/><text:tab/>如果选中的是</text:span><text:span text:style-name="T58">会计年度启用时间</text:span><text:span text:style-name="T56">那么下方对应时间就回显</text:span><text:span text:style-name="T57">1月1日</text:span><text:span text:style-name="T56"> 其他的就不回显让用户<text:tab/><text:tab/><text:tab/>自己选择时间</text:span><text:span text:style-name="T53">)</text:span></text:p>
      <text:p text:style-name="P86"><text:span text:style-name="T43"><text:tab/><text:tab/><text:tab/><text:tab/>字段名称_</text:span><text:span text:style-name="T63">5</text:span><text:span text:style-name="T43">:</text:span><text:span text:style-name="T44">会计期间对应时间<text:tab/></text:span><text:span text:style-name="T45">标签类型:时间框 必填</text:span></text:p>
      <text:p text:style-name="P16"/>
      <text:p text:style-name="P16"><text:tab/><text:tab/><text:tab/><text:tab/></text:p>
      <text:p text:style-name="P14"><text:tab/><text:tab/><text:tab/><text:tab/></text:p>
      <text:p text:style-name="P32"><text:tab/><text:tab/><text:tab/><text:span text:style-name="T9">功能名称_3</text:span>:编辑 功能类型:编辑</text:p>
      <text:p text:style-name="P4"><text:tab/><text:tab/><text:tab/><text:tab/>加上一个字段 ：id <text:s/>文本框 <text:s text:c="3"/>设置隐藏</text:p>
      <text:p text:style-name="P51"><text:tab/><text:tab/><text:tab/><text:tab/>段名称_1:<text:span text:style-name="T66">公司名称<text:tab/><text:tab/><text:tab/><text:tab/>标签类型:下拉框 必填 <text:s/>不可编辑</text:span></text:p>
      <text:p text:style-name="P87"><text:span text:style-name="T43"><text:tab/><text:tab/><text:tab/><text:tab/>字段名称_2:</text:span><text:span text:style-name="T44">本位币<text:tab/><text:tab/><text:tab/><text:tab/></text:span><text:span text:style-name="T45">标签类型:文本框 必填</text:span></text:p>
      <text:p text:style-name="P87"><text:span text:style-name="T43"><text:tab/><text:tab/><text:tab/><text:tab/>字段名称_3:</text:span><text:span text:style-name="T44">会计制度<text:tab/><text:tab/><text:tab/></text:span><text:span text:style-name="T45">标签类型:</text:span><text:span text:style-name="T53">下拉</text:span><text:span text:style-name="T45">框 必填</text:span></text:p>
      <text:p text:style-name="P87"><text:span text:style-name="T45"><text:tab/><text:tab/><text:tab/><text:tab/></text:span><text:span text:style-name="T53">(小</text:span><text:span text:style-name="T44">企业会计制度/</text:span><text:span text:style-name="T53">企</text:span><text:span text:style-name="T44">业会计制度/</text:span><text:span text:style-name="T82">小</text:span><text:span text:style-name="T83">企业会计准则</text:span><text:span text:style-name="T53">)</text:span></text:p>
      <text:p text:style-name="P87"><text:span text:style-name="T43"><text:tab/><text:tab/><text:tab/><text:tab/>字段名称_</text:span><text:span text:style-name="T63">4</text:span><text:span text:style-name="T43">:</text:span><text:span text:style-name="T44">会计期间<text:tab/><text:tab/><text:tab/></text:span><text:span text:style-name="T45">标签类型:</text:span><text:span text:style-name="T54">下拉</text:span><text:span text:style-name="T45">框 必填</text:span></text:p>
      <text:p text:style-name="P87"><text:span text:style-name="T45"><text:tab/><text:tab/><text:tab/><text:tab/></text:span><text:span text:style-name="T53">(会</text:span><text:span text:style-name="T44">计期间界定方式</text:span><text:span text:style-name="T54">/会</text:span><text:span text:style-name="T44">计年度启用日期</text:span><text:span text:style-name="T54">/账</text:span><text:span text:style-name="T44">套会计期间启用日期</text:span><text:span text:style-name="T54">/账</text:span><text:span text:style-name="T44">套会计启用日期</text:span><text:span text:style-name="T53">)</text:span></text:p>
      <text:p text:style-name="P87"><text:span text:style-name="T53"><text:tab/><text:tab/><text:tab/></text:span><text:span text:style-name="T54">(前端判断一下如果用户选中</text:span><text:span text:style-name="T55">会计期间界定方式</text:span><text:span text:style-name="T56">那么下方的对应时间就回显为</text:span><text:span text:style-name="T57">自然月份</text:span></text:p>
      <text:p text:style-name="P87"><text:span text:style-name="T56"><text:tab/><text:tab/><text:tab/>如果选中的是</text:span><text:span text:style-name="T58">会计年度启用时间</text:span><text:span text:style-name="T56">那么下方对应时间就回显</text:span><text:span text:style-name="T57">1月1日</text:span><text:span text:style-name="T56"> 其他的就不回显让用户<text:tab/><text:tab/><text:tab/>自己选择时间</text:span>)</text:p>
      <text:p text:style-name="P87"><text:span text:style-name="T43"><text:tab/><text:tab/><text:tab/><text:tab/>字段名称_</text:span><text:span text:style-name="T63">5</text:span><text:span text:style-name="T43">:</text:span><text:span text:style-name="T44">会计期间对应时间<text:tab/></text:span><text:span text:style-name="T45">标签类型:时间框 必填</text:span></text:p>
      <text:p text:style-name="P87"><text:span text:style-name="T44"><text:tab/><text:tab/><text:tab/><text:tab/></text:span><text:span text:style-name="T45">字段名称_</text:span><text:span text:style-name="T53">6</text:span><text:span text:style-name="T45">:税</text:span><text:span text:style-name="T44">号<text:tab/><text:tab/><text:tab/><text:tab/><text:tab/></text:span><text:span text:style-name="T45">标签类型:文本框 必填</text:span></text:p>
      <text:p text:style-name="P87"><text:span text:style-name="T43"><text:tab/><text:tab/><text:tab/><text:tab/>字段名称_</text:span><text:span text:style-name="T64">7</text:span><text:span text:style-name="T43">:</text:span><text:span text:style-name="T45">电</text:span><text:span text:style-name="T44">话<text:tab/><text:tab/><text:tab/><text:tab/><text:tab/></text:span><text:span text:style-name="T45">标签类型:文本框 必填</text:span></text:p>
      <text:p text:style-name="P87"><text:span text:style-name="T43"><text:tab/><text:tab/><text:tab/><text:tab/>字段名称_</text:span><text:span text:style-name="T64">8</text:span><text:span text:style-name="T43">:</text:span><text:span text:style-name="T45">地</text:span><text:span text:style-name="T44">址<text:tab/><text:tab/><text:tab/><text:tab/><text:tab/></text:span><text:span text:style-name="T45">标签类型:文本框 必填</text:span></text:p>
      <text:p text:style-name="P87"><text:span text:style-name="T43"><text:tab/><text:tab/><text:tab/><text:tab/>字段名称_</text:span><text:span text:style-name="T64">9</text:span><text:span text:style-name="T43">:</text:span><text:span text:style-name="T45">开</text:span><text:span text:style-name="T44">户银行<text:tab/><text:tab/><text:tab/></text:span><text:span text:style-name="T45">标签类型:文本框 必填</text:span></text:p>
      <text:p text:style-name="P87"><text:span text:style-name="T45"><text:tab/><text:tab/><text:tab/><text:tab/>字段名称_</text:span><text:span text:style-name="T53">10</text:span><text:span text:style-name="T45">:银</text:span><text:span text:style-name="T44">行账号<text:tab/><text:tab/><text:tab/></text:span><text:span text:style-name="T45">标签类型:文本框 必填</text:span></text:p>
      <text:p text:style-name="P87"><text:span text:style-name="T43"><text:tab/><text:tab/><text:tab/><text:tab/></text:span><text:span text:style-name="T45">字段名称_</text:span><text:span text:style-name="T53">11</text:span><text:span text:style-name="T45">:</text:span><text:span text:style-name="T44">公司规模形式<text:tab/><text:tab/></text:span><text:span text:style-name="T45">标签类型:文本框 必填</text:span></text:p>
      <text:p text:style-name="P51"><text:span text:style-name="T66"><text:tab/><text:tab/><text:tab/><text:tab/>字段名称_</text:span><text:span text:style-name="T74">12</text:span><text:span text:style-name="T66">:备注<text:tab/><text:tab/><text:tab/><text:tab/>标签类型:文本框 必填</text:span></text:p>
      <text:p text:style-name="P17"/>
      <text:p text:style-name="P14"/>
      <text:p text:style-name="P14"><text:tab/><text:tab/><text:tab/><text:span text:style-name="T9">功能名称_</text:span><text:span text:style-name="T10">4</text:span>:删除 功能类型: 删除</text:p>
      <text:p text:style-name="P24"><text:tab/><text:tab/><text:tab/><text:tab/>温馨提示：确定删除这条数据么？</text:p>
      <text:p text:style-name="P24"><text:tab/><text:tab/><text:tab/></text:p>
      <text:p text:style-name="P64"><text:tab/><text:tab/><text:tab/><text:span text:style-name="T9">功能名称_</text:span><text:span text:style-name="T20">５</text:span>:搜索 功能类型: 搜索</text:p>
      <text:p text:style-name="P24"><text:tab/><text:tab/><text:tab/><text:tab/>字段名称_<text:span text:style-name="T84">1:公司名称　标签类型:文本框</text:span></text:p>
      <text:p text:style-name="P24"><text:tab/></text:p>
      <text:p text:style-name="P26"><text:tab/><text:tab/><text:span text:style-name="T22">导航名_</text:span><text:span text:style-name="T23">2</text:span><text:span text:style-name="T22">: </text:span><text:span text:style-name="T3">初始数据录入</text:span></text:p>
      <text:p text:style-name="P19"><text:tab/><text:tab/><text:tab/><text:span text:style-name="T9">功能名字_1:</text:span>列表 <text:s/>功能类型:网格 (有网格)</text:p>
      <text:p text:style-name="P19"><text:tab/><text:tab/><text:tab/><text:tab/><text:span text:style-name="T2">加上一个字段 ：id <text:s/>文本框 <text:s text:c="3"/>设置隐藏</text:span></text:p>
      <text:p text:style-name="P19"><text:tab/><text:tab/><text:tab/><text:tab/>字段名称_1:代码</text:p>
      <text:p text:style-name="P88"><text:span text:style-name="T43"><text:tab/><text:tab/><text:tab/><text:tab/>字段名称_2:</text:span><text:span text:style-name="T44">会计科目名称</text:span></text:p>
      <text:p text:style-name="P88"><text:span text:style-name="T43"><text:tab/><text:tab/><text:tab/><text:tab/>字段名称_3:</text:span><text:span text:style-name="T44">本年借方累计数</text:span></text:p>
      <text:p text:style-name="P88"><text:span text:style-name="T43"><text:tab/><text:tab/><text:tab/><text:tab/>字段名称_</text:span><text:span text:style-name="T63">4</text:span><text:span text:style-name="T43">:</text:span><text:span text:style-name="T44">本年贷方累计数</text:span></text:p>
      <text:p text:style-name="P88"><text:span text:style-name="T43"><text:tab/><text:tab/><text:tab/><text:tab/>字段名称_</text:span><text:span text:style-name="T63">5</text:span><text:span text:style-name="T43">:</text:span><text:span text:style-name="T44">方向（借</text:span><text:span text:style-name="T59">/</text:span><text:span text:style-name="T44">贷）</text:span></text:p>
      <text:p text:style-name="P89"><text:span text:style-name="T43"><text:tab/><text:tab/><text:tab/><text:tab/>字段名称_</text:span><text:span text:style-name="T65">6</text:span><text:span text:style-name="T43">:</text:span><text:span text:style-name="T44">期初余额</text:span></text:p>
      <text:p text:style-name="P89"><text:span text:style-name="T43"><text:tab/><text:tab/><text:tab/><text:tab/>字段名称_</text:span><text:span text:style-name="T65">7</text:span><text:span text:style-name="T43">:</text:span><text:span text:style-name="T45">本</text:span><text:span text:style-name="T44">年损益类累计数</text:span></text:p>
      <text:p text:style-name="P19"/>
      <text:p text:style-name="P19"><text:tab/><text:tab/><text:tab/><text:tab/></text:p>
      <text:p text:style-name="P19"><text:tab/><text:tab/><text:tab/><text:tab/></text:p>
      <text:p text:style-name="P33"><text:tab/><text:tab/><text:tab/><text:span text:style-name="T9">功能名称_</text:span><text:span text:style-name="T21">2</text:span>:编辑 功能类型:编辑</text:p>
      <text:p text:style-name="P5"><text:tab/><text:tab/><text:tab/><text:tab/>加上一个字段 ：id <text:s/>文本框 <text:s text:c="3"/>设置隐藏</text:p>
      <text:p text:style-name="P52"><text:soft-page-break/><text:tab/><text:tab/><text:tab/><text:tab/>字段名称_<text:span text:style-name="T85">1</text:span>:<text:span text:style-name="T66">本年借方累计数</text:span></text:p>
      <text:p text:style-name="P89"><text:span text:style-name="T43"><text:tab/><text:tab/><text:tab/><text:tab/>字段名称_</text:span><text:span text:style-name="T65">2</text:span><text:span text:style-name="T43">:</text:span><text:span text:style-name="T44">本年贷方累计数</text:span></text:p>
      <text:p text:style-name="P89"><text:span text:style-name="T43"><text:tab/><text:tab/><text:tab/><text:tab/>字段名称_</text:span><text:span text:style-name="T65">3</text:span><text:span text:style-name="T43">:</text:span><text:span text:style-name="T44">期初余额</text:span></text:p>
      <text:p text:style-name="P52"><text:tab/><text:tab/><text:tab/><text:tab/>字段名称_<text:span text:style-name="T85">4</text:span>:<text:span text:style-name="T66">本年损益类累计数</text:span></text:p>
      <text:p text:style-name="P52"><text:span text:style-name="T66"><text:tab/><text:tab/><text:tab/></text:span></text:p>
      <text:p text:style-name="P53"><text:span text:style-name="T66"><text:tab/><text:tab/><text:tab/></text:span><text:span text:style-name="T15">功能名称_</text:span><text:span text:style-name="T16">３</text:span><text:span text:style-name="T66">:试算平衡 功能类型:</text:span></text:p>
      <text:p text:style-name="P65"><text:span text:style-name="T1"><text:tab/><text:tab/><text:tab/><text:tab/></text:span><text:span text:style-name="T8">弹出框提示内容</text:span></text:p>
      <text:p text:style-name="P21"/>
      <text:p text:style-name="P22"><text:tab/><text:tab/></text:p>
      <text:p text:style-name="P25"/>
      <text:p text:style-name="P25"/>
      <text:p text:style-name="P25"/>
      <text:p text:style-name="P28">修改：</text:p>
      <text:p text:style-name="P27"><text:tab/><text:span text:style-name="T42">1.在</text:span><text:span text:style-name="T41">一级科目导航 <text:s/>加上导入和导出功能</text:span></text:p>
      <text:p text:style-name="P29"><text:tab/><text:span text:style-name="T40">2.</text:span><text:span text:style-name="T4">加一个设置界面，跟客户信息一样<text:tab/></text:span></text:p>
      <text:p text:style-name="P30"><text:span text:style-name="T5"><text:tab/>3</text:span><text:span text:style-name="T4">、</text:span><text:span text:style-name="T6">加上权限</text:span></text:p>
      <text:p text:style-name="P2"><text:s text:c="6"/>模块设置权限，下拉导航权限，功能导航权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family-generic="roman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10-07T15:21:46.395555849</dc:date>
    <meta:editing-duration>P2DT14H7M56S</meta:editing-duration>
    <meta:editing-cycles>447</meta:editing-cycles>
    <meta:generator>LibreOffice/5.1.3.2$Linux_X86_64 LibreOffice_project/10$Build-2</meta:generator>
    <meta:document-statistic meta:table-count="0" meta:image-count="0" meta:object-count="0" meta:page-count="9" meta:paragraph-count="358" meta:word-count="5247" meta:character-count="7578" meta:non-whitespace-character-count="5610"/>
  </office:meta>
</office:document-meta>
</file>